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e2da8" officeooo:paragraph-rsid="000e2da8"/>
    </style:style>
    <style:style style:name="P2" style:family="paragraph" style:parent-style-name="Preformatted_20_Text">
      <style:text-properties officeooo:paragraph-rsid="000e2da8"/>
    </style:style>
    <style:style style:name="T1" style:family="text">
      <style:text-properties officeooo:rsid="000e2da8"/>
    </style:style>
    <style:style style:name="T2" style:family="text">
      <style:text-properties style:text-line-through-style="none" style:text-line-through-type="none" officeooo:rsid="000e2d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/>
      <text:p text:style-name="Preformatted_20_Text">A, Jeff Augustus "Gus" Bird, </text:p>
      <text:p text:style-name="Preformatted_20_Text">B, Clara Myrtle GRAY-Sadler, </text:p>
      <text:p text:style-name="Preformatted_20_Text"/>
      <text:p text:style-name="Preformatted_20_Text">1, Guy Edward "Eddie" Bird, </text:p>
      <text:p text:style-name="Preformatted_20_Text">2, Earl Alford Bird, </text:p>
      <text:p text:style-name="Preformatted_20_Text">3, Myrtle “Sister” Elizabeth (Bird) Dougall Holzapel, </text:p>
      <text:p text:style-name="Preformatted_20_Text">4, Evelyn “Pollie” Virginia (Bird) Linton, </text:p>
      <text:p text:style-name="Preformatted_20_Text">5, J. A. "Jeff Augustus" “Snookum” Bird, </text:p>
      <text:p text:style-name="Preformatted_20_Text">6, Albert Irvin Bird, </text:p>
      <text:p text:style-name="Preformatted_20_Text">7, Donald Milton Bird, </text:p>
      <text:p text:style-name="Preformatted_20_Text">8, Margaret “Piggie” Drusilla BIRD Norwood, </text:p>
      <text:p text:style-name="Preformatted_20_Text">9, Iva Lee “Potsie” BIRD Bryant, </text:p>
      <text:p text:style-name="Preformatted_20_Text">10, Carlton Norris “Buster” Bird, </text:p>
      <text:p text:style-name="Preformatted_20_Text">11, Franklin Delano "Buddy" BIRD, </text:p>
      <text:p text:style-name="Preformatted_20_Text">12, Frances “Sissie” Dell BIRD Shivers, </text:p>
      <text:p text:style-name="Preformatted_20_Text">13, Mary Louise BIRD Gill, </text:p>
      <text:p text:style-name="Preformatted_20_Text">14, David Brewer Bird, </text:p>
      <text:p text:style-name="Preformatted_20_Text">15, Patricia Margie Bird Bronstad, </text:p>
      <text:p text:style-name="Preformatted_20_Text">16, Beatrice "Betty" Jean BIRD Jensen, </text:p>
      <text:p text:style-name="Preformatted_20_Text"/>
      <text:p text:style-name="P1">========= Amazon Photo Names.txt <text:s/>=============</text:p>
      <text:p text:style-name="Preformatted_20_Text">Gulbrand Olson Bronstad </text:p>
      <text:p text:style-name="Preformatted_20_Text">Laura Wilhelmina (Hansen) Bronstad </text:p>
      <text:p text:style-name="Preformatted_20_Text">- Clyde ------------------------------------------------------------------------------ </text:p>
      <text:p text:style-name="Preformatted_20_Text"><text:s text:c="3"/>Clyde Purnell (Shorty) Bronstad </text:p>
      <text:p text:style-name="Preformatted_20_Text"><text:s text:c="3"/>Louise Myrtle Walton Bronstad </text:p>
      <text:p text:style-name="Preformatted_20_Text">------------------------------------------------------------------------------------ </text:p>
      <text:p text:style-name="Preformatted_20_Text"><text:s text:c="5"/>Winnon Glenson "Bob" Holbrook </text:p>
      <text:p text:style-name="Preformatted_20_Text"><text:s text:c="5"/>Charoltte Ann Steibs Holbrook<text:tab/> </text:p>
      <text:p text:style-name="Preformatted_20_Text"/>
      <text:p text:style-name="Preformatted_20_Text"><text:s text:c="13"/>Terri Holbrook Wagner </text:p>
      <text:p text:style-name="Preformatted_20_Text"><text:tab/> <text:s text:c="7"/>Rex Holbrook </text:p>
      <text:p text:style-name="Preformatted_20_Text"><text:tab/> <text:s text:c="7"/>Mark William Holbrook </text:p>
      <text:p text:style-name="Preformatted_20_Text">Amelia Marie Holbrook </text:p>
      <text:p text:style-name="Preformatted_20_Text"><text:s text:c="5"/>Gilbert Walton (Walt) Bronstad </text:p>
      <text:p text:style-name="Preformatted_20_Text"><text:s text:c="5"/>Patricia Margie Bird Bronstad </text:p>
      <text:p text:style-name="Preformatted_20_Text"/>
      <text:p text:style-name="Preformatted_20_Text"><text:tab/> <text:s text:c="7"/>Philip Matthew (Matt) Bronstad </text:p>
      <text:p text:style-name="Preformatted_20_Text"><text:tab/> <text:s text:c="7"/>Jessica Lynne Brilli </text:p>
      <text:p text:style-name="Preformatted_20_Text"/>
      <text:p text:style-name="Preformatted_20_Text"><text:tab/> <text:s text:c="7"/>Katherine Olivia (Kate) Bronstad </text:p>
      <text:p text:style-name="Preformatted_20_Text"/>
      <text:p text:style-name="Preformatted_20_Text"><text:tab/> <text:s text:c="7"/>Laura Kristina (Kris) Bronstad </text:p>
      <text:p text:style-name="Preformatted_20_Text"><text:tab/> <text:s text:c="7"/>Jessica Hay </text:p>
      <text:p text:style-name="Preformatted_20_Text"/>
      <text:p text:style-name="Preformatted_20_Text"><text:tab/><text:tab/> <text:s text:c="5"/>Millie Elliot Bronstad-Hay </text:p>
      <text:p text:style-name="Preformatted_20_Text"/>
      <text:p text:style-name="Preformatted_20_Text"><text:tab/><text:tab/> <text:s text:c="5"/>Harriet Birdie Bronstad-Hay </text:p>
      <text:p text:style-name="Preformatted_20_Text"/>
      <text:p text:style-name="Preformatted_20_Text"><text:s text:c="5"/>Bette Louise Bronstad </text:p>
      <text:p text:style-name="Preformatted_20_Text"><text:tab/> <text:s text:c="7"/>Embrey Louisa Sophia Bronstad Cook </text:p>
      <text:p text:style-name="Preformatted_20_Text"><text:tab/> <text:s text:c="7"/>Joseph Cook </text:p>
      <text:p text:style-name="Preformatted_20_Text"/>
      <text:p text:style-name="Preformatted_20_Text"/>
      <text:p text:style-name="Preformatted_20_Text">-- Otis <text:soft-page-break/>----------------------------------------------------------------------------- </text:p>
      <text:p text:style-name="Preformatted_20_Text"/>
      <text:p text:style-name="Preformatted_20_Text"><text:s text:c="5"/>Willie Mae Murphree Bronstad </text:p>
      <text:p text:style-name="Preformatted_20_Text"/>
      <text:p text:style-name="Preformatted_20_Text"><text:s text:c="5"/>Lowell Charlene Bronstad Tergerson </text:p>
      <text:p text:style-name="Preformatted_20_Text"><text:s text:c="5"/>Lonnie Charles Tergerson </text:p>
      <text:p text:style-name="Preformatted_20_Text"><text:s text:c="10"/>Laurie Elaine Tergerson Sepanski </text:p>
      <text:p text:style-name="Preformatted_20_Text"><text:s text:c="10"/>Cathy Lynn Tergerson Rayburn </text:p>
      <text:p text:style-name="Preformatted_20_Text">--- Marie ------------------------------------------------------------------------- </text:p>
      <text:p text:style-name="Preformatted_20_Text">Geraldine Elmire Rohne Eidson </text:p>
      <text:p text:style-name="Preformatted_20_Text">Charlotte Marynell Rohne Wallace </text:p>
      <text:p text:style-name="Preformatted_20_Text"/>
      <text:p text:style-name="Preformatted_20_Text">-- Lorine ------------------------------------------------------------------------- </text:p>
      <text:p text:style-name="Preformatted_20_Text">Lorine Gelinda (Bronstad) Hudson </text:p>
      <text:p text:style-name="Preformatted_20_Text">Willliam Douglas Hudson </text:p>
      <text:p text:style-name="Preformatted_20_Text"/>
      <text:p text:style-name="Preformatted_20_Text"><text:s text:c="5"/>Shirley Ann Hudson Morrison </text:p>
      <text:p text:style-name="Preformatted_20_Text"/>
      <text:p text:style-name="Preformatted_20_Text">- Homer ----------------------------------------------------------------------------- </text:p>
      <text:p text:style-name="Preformatted_20_Text"><text:s text:c="3"/>Homer Hansen Bronstad </text:p>
      <text:p text:style-name="Preformatted_20_Text"/>
      <text:p text:style-name="Preformatted_20_Text"><text:s text:c="10"/>Gorlyn Homer Bronstad </text:p>
      <text:p text:style-name="Preformatted_20_Text"><text:s text:c="10"/>Jane Ann Lakie Bronstad </text:p>
      <text:p text:style-name="Preformatted_20_Text"><text:s text:c="10"/>John David Bronstad </text:p>
      <text:p text:style-name="Preformatted_20_Text"/>
      <text:p text:style-name="Preformatted_20_Text"/>
      <text:p text:style-name="Preformatted_20_Text">------------------------------------------------------------------------------------ </text:p>
      <text:p text:style-name="Preformatted_20_Text">Marguerite Christine Bronstad </text:p>
      <text:p text:style-name="Preformatted_20_Text"/>
      <text:p text:style-name="Preformatted_20_Text">Anthony and Linda Cook </text:p>
      <text:p text:style-name="Preformatted_20_Text"/>
      <text:p text:style-name="P2"><text:span text:style-name="T1">========= FamilyPicNames</text:span><text:span text:style-name="T2">.txt</text:span><text:span text:style-name="T1"> <text:s/>=============</text:span></text:p>
      <text:p text:style-name="Preformatted_20_Text"/>
      <text:p text:style-name="Preformatted_20_Text"/>
      <text:p text:style-name="Preformatted_20_Text">1</text:p>
      <text:p text:style-name="Preformatted_20_Text">../Photos/GO/0GulbrandBronstadNeeOlson.jpg</text:p>
      <text:p text:style-name="Preformatted_20_Text"><text:tab/>b:<text:tab/>Mar 09, 1856 in Romedal, Hedemarken, Norway</text:p>
      <text:p text:style-name="Preformatted_20_Text"><text:tab/>d:<text:tab/>Jul 18, 1937 in Cranfills Gap</text:p>
      <text:p text:style-name="Preformatted_20_Text">../Photos/GO/0LauraWilhelminaBronstadNeeHansen.jpg</text:p>
      <text:p text:style-name="Preformatted_20_Text"><text:tab/>b:<text:tab/>Dec 11, 1873</text:p>
      <text:p text:style-name="Preformatted_20_Text"><text:tab/>m:<text:tab/>Nov 30, 1893 in Cranfills Gap, </text:p>
      <text:p text:style-name="Preformatted_20_Text"><text:tab/>d:<text:tab/>Apr 24, 1950 in Cranfills Gap, </text:p>
      <text:p text:style-name="Preformatted_20_Text"/>
      <text:p text:style-name="Preformatted_20_Text">GEN+2%%%%1OJ%%</text:p>
      <text:p text:style-name="Preformatted_20_Text"/>
      <text:p text:style-name="Preformatted_20_Text">../Photos/GO/1OJ/0OtisJulianBronstad.jpg</text:p>
      <text:p text:style-name="Preformatted_20_Text"><text:tab/>b:<text:tab/>26 Sep 1894 in Cranfills Gap</text:p>
      <text:p text:style-name="Preformatted_20_Text"><text:tab/>d:<text:tab/>14 Nov 1960 in </text:p>
      <text:p text:style-name="Preformatted_20_Text">Clifton, </text:p>
      <text:p text:style-name="Preformatted_20_Text">../Photos/GO/1OJ/0SelmaTelithaBronstadNeeTergerson.jpg</text:p>
      <text:p text:style-name="Preformatted_20_Text"><text:tab/>b:<text:tab/>12 Jun 1894 in Cranfills Gap</text:p>
      <text:p text:style-name="Preformatted_20_Text"><text:tab/>d:<text:tab/>05 May 1976 in Clifton, </text:p>
      <text:p text:style-name="Preformatted_20_Text"><text:tab/>m:<text:tab/>01 Nov 1914 in Cranfills Gap, </text:p>
      <text:p text:style-name="Preformatted_20_Text"/>
      <text:p text:style-name="Preformatted_20_Text"><text:tab/>GEN+3%%%1GOL</text:p>
      <text:p text:style-name="Preformatted_20_Text"/>
      <text:p text:style-name="Preformatted_20_Text"/>
      <text:p text:style-name="Preformatted_20_Text"><text:soft-page-break/>../Photos/GO/1OJ/1GOL/0GOLeroyBronstad.jpg</text:p>
      <text:p text:style-name="Preformatted_20_Text"><text:tab/>b:<text:tab/>05 Feb 1916 in Cranfills Gap, </text:p>
      <text:p text:style-name="Preformatted_20_Text"><text:s/><text:tab/>d:<text:tab/>11 Jun 2000 in Clifton, TX</text:p>
      <text:p text:style-name="Preformatted_20_Text">+MarthaRoxannaSpangle</text:p>
      <text:p text:style-name="Preformatted_20_Text"><text:tab/>b:<text:tab/>1920</text:p>
      <text:p text:style-name="Preformatted_20_Text"><text:tab/>m:<text:tab/>1941 in Clifton, </text:p>
      <text:p text:style-name="Preformatted_20_Text"/>
      <text:p text:style-name="Preformatted_20_Text">Divorce: Feb 1944</text:p>
      <text:p text:style-name="Preformatted_20_Text">*2ndWifeofG.O.LeroyBronstad:</text:p>
      <text:p text:style-name="Preformatted_20_Text">../Photos/GO/1OJ/1GOL/0CoraIreneBronstadNeeErnst.jpg</text:p>
      <text:p text:style-name="Preformatted_20_Text"><text:tab/>b:<text:tab/>05 Jan 1918 in Columbus, Platte County, NB</text:p>
      <text:p text:style-name="Preformatted_20_Text"><text:tab/>d:<text:tab/>18 Dec 1991 in Waco, McLennan County, TX</text:p>
      <text:p text:style-name="Preformatted_20_Text"><text:tab/>m:<text:tab/>12 Mar 1946 in Hot Springs, Hot Spring County, AR</text:p>
      <text:p text:style-name="Preformatted_20_Text"/>
      <text:p text:style-name="Preformatted_20_Text"><text:tab/><text:tab/><text:tab/>1RO</text:p>
      <text:p text:style-name="Preformatted_20_Text"/>
      <text:p text:style-name="Preformatted_20_Text">../Photos/GO/1OJ/1GOL/1RO/0RobertOtisBronstad.jpg</text:p>
      <text:p text:style-name="Preformatted_20_Text"><text:tab/>b:<text:tab/>06 Oct 1949 in Waco, Mclennan County, TX</text:p>
      <text:p text:style-name="Preformatted_20_Text">+SheilaCCarter</text:p>
      <text:p text:style-name="Preformatted_20_Text"><text:tab/>b:<text:tab/>11 Oct 1949 in Atlanta, GA</text:p>
      <text:p text:style-name="Preformatted_20_Text"><text:tab/>m:<text:tab/>11 Jan 1970 in Waco, Mclennan County, TX</text:p>
      <text:p text:style-name="Preformatted_20_Text">Divorce:29 Jun 1985</text:p>
      <text:p text:style-name="Preformatted_20_Text"/>
      <text:p text:style-name="Preformatted_20_Text"><text:tab/><text:tab/><text:tab/>1JN</text:p>
      <text:p text:style-name="Preformatted_20_Text"/>
      <text:p text:style-name="Preformatted_20_Text"/>
      <text:p text:style-name="Preformatted_20_Text">../Photos/GO/1OJ/1GOL/1RO/1JN/0JamesNathanBronstad.jpb</text:p>
      <text:p text:style-name="Preformatted_20_Text"/>
      <text:p text:style-name="Preformatted_20_Text"><text:tab/>b:<text:tab/>29 May 1971 in Temple, Bell County, TX</text:p>
      <text:p text:style-name="Preformatted_20_Text">+HeatherMeasel</text:p>
      <text:p text:style-name="Preformatted_20_Text"><text:tab/>b:<text:tab/>04 Sep 1976 in Hollywood, Broward County, FL</text:p>
      <text:p text:style-name="Preformatted_20_Text">../Photos/GO/1OJ/1GOL/1RO/1JN/0ZoeyJayneBronstad.jpg</text:p>
      <text:p text:style-name="Preformatted_20_Text"><text:tab/>b:<text:tab/>16 Aug 2005 in LasColinas, Dallas County, TX</text:p>
      <text:p text:style-name="Preformatted_20_Text">*2ndWifeof</text:p>
      <text:p text:style-name="Preformatted_20_Text">ofofRobertOtisBronstad</text:p>
      <text:p text:style-name="Preformatted_20_Text">../Photos/GO/1OJ/1GOL/1RO/0CharlotteGailBronstadNeeLowrance.jpg</text:p>
      <text:p text:style-name="Preformatted_20_Text"><text:tab/>b:<text:tab/>28 Feb 1963 in Duncan, Stephens County, OK</text:p>
      <text:p text:style-name="Preformatted_20_Text"><text:tab/>m:<text:tab/>06</text:p>
      <text:p text:style-name="Preformatted_20_Text"><text:s/>Apr 1997 in Waco, Mclennan County, TX</text:p>
      <text:p text:style-name="Preformatted_20_Text">../Photos/GO/1OJ/1GOL/1RO/0ChanceColtonBronstad.jpg</text:p>
      <text:p text:style-name="Preformatted_20_Text"><text:tab/>b:<text:tab/>29 Jul 1998 in Waco, McLennan County, TX</text:p>
      <text:p text:style-name="Preformatted_20_Text">../Photos/GO/1OJ/1GOL/1RO/0CortneyReneeBronstad.jpg</text:p>
      <text:p text:style-name="Preformatted_20_Text"><text:tab/>b:<text:tab/>10 Jan 2002 in Ada, Pontotoc County, OK</text:p>
      <text:p text:style-name="Preformatted_20_Text"/>
      <text:p text:style-name="Preformatted_20_Text"><text:tab/><text:tab/><text:tab/>2WE</text:p>
      <text:p text:style-name="Preformatted_20_Text"/>
      <text:p text:style-name="Preformatted_20_Text">../Photos/GO/1OJ/1GOL/2WE/0WilliamEarlBronstad.jpg</text:p>
      <text:p text:style-name="Preformatted_20_Text"><text:tab/>b:<text:tab/>05 Feb 1953 in Waco, McLennan County, TX</text:p>
      <text:p text:style-name="Preformatted_20_Text">+SharonWillis</text:p>
      <text:p text:style-name="Preformatted_20_Text"><text:tab/>b:<text:tab/>25 Jul 1956 in Badkreusnak, Germany</text:p>
      <text:p text:style-name="Preformatted_20_Text"><text:tab/>m:<text:tab/>12 Mar 1983 in Houston, Harris County, TX</text:p>
      <text:p text:style-name="Preformatted_20_Text"/>
      <text:p text:style-name="Preformatted_20_Text">Divorce:20 Jul 1999</text:p>
      <text:p text:style-name="Preformatted_20_Text">../Photos/GO/1OJ/1GOL/2WE/0BryanFranklynBronstad.jpg</text:p>
      <text:p text:style-name="Preformatted_20_Text"><text:tab/>b:<text:tab/>03 Nov 1986 in Houston, Harris County, TX</text:p>
      <text:p text:style-name="Preformatted_20_Text">../Photos/GO/1OJ/1GOL/2WE/0HillaryAnneBronstad.jpg</text:p>
      <text:p text:style-name="Preformatted_20_Text"><text:tab/>b:<text:tab/>23 May 1990 in Houston, Harris County, TX</text:p>
      <text:p text:style-name="Preformatted_20_Text"/>
      <text:p text:style-name="Preformatted_20_Text"><text:tab/>GEN+3</text:p>
      <text:p text:style-name="Preformatted_20_Text"><text:soft-page-break/></text:p>
      <text:p text:style-name="Preformatted_20_Text"><text:tab/><text:tab/><text:tab/>2WA</text:p>
      <text:p text:style-name="Preformatted_20_Text"/>
      <text:p text:style-name="Preformatted_20_Text">../Photos/GO/1OJ/2WA/0WeldonAllenBronstad.jpg</text:p>
      <text:p text:style-name="Preformatted_20_Text"><text:tab/>b:<text:tab/>23 Mar 1923 in Cranfills Gap, </text:p>
      <text:p text:style-name="Preformatted_20_Text">../Photos/GO/1OJ/2WA/0WillieMaeBronstadNeeMurphree.jpg</text:p>
      <text:p text:style-name="Preformatted_20_Text"><text:tab/>b:<text:tab/>06 Oct 1924 in Clifton, </text:p>
      <text:p text:style-name="Preformatted_20_Text"><text:tab/>m:<text:tab/>25 Nov 1944 in Cranfills Gap, </text:p>
      <text:p text:style-name="Preformatted_20_Text"/>
      <text:p text:style-name="Preformatted_20_Text"><text:tab/><text:tab/><text:tab/>1DA_B</text:p>
      <text:p text:style-name="Preformatted_20_Text"/>
      <text:p text:style-name="Preformatted_20_Text">../Photos/GO/1OJ/2WA/1DA_B/0DonnaAnnBoelterNeeBronstad.jpg</text:p>
      <text:p text:style-name="Preformatted_20_Text"><text:tab/>b:<text:tab/>08 Oct 1947 in Meridian, </text:p>
      <text:p text:style-name="Preformatted_20_Text">../Photos/GO/1OJ/2WA/1DA_B/0MelvinShannonBoelter.jpg</text:p>
      <text:p text:style-name="Preformatted_20_Text"><text:tab/>b:<text:tab/>28 Sep 1946 in Karnes County, TX</text:p>
      <text:p text:style-name="Preformatted_20_Text"><text:tab/>m:<text:tab/>21 Jun 1969 in FortWorth, Tarrant County, TX</text:p>
      <text:p text:style-name="Preformatted_20_Text">5</text:p>
      <text:p text:style-name="Preformatted_20_Text">../Photos/GO/1OJ/2WA/1DA_B/1ST_B/0ShannonToddBoelter.jpg</text:p>
      <text:p text:style-name="Preformatted_20_Text"><text:tab/>b:<text:tab/>19 Nov 1973 in lrving, Dallas County, TX</text:p>
      <text:p text:style-name="Preformatted_20_Text">../Photos/GO/1OJ/2WA/1DA_B/1ST_B/0CarrieKathleenBoelterNeeWall.jpg</text:p>
      <text:p text:style-name="Preformatted_20_Text"><text:tab/>b:<text:tab/>29 Jul 1974 in Omaha.Douglas County, NB</text:p>
      <text:p text:style-name="Preformatted_20_Text"><text:tab/>m:<text:tab/>29 Jun 1999 in San Antonio, Bexar County, TX</text:p>
      <text:p text:style-name="Preformatted_20_Text">../Photos/GO/1OJ/2WA/1DA_B/1ST_B/0KaitlynBoelter.jpg</text:p>
      <text:p text:style-name="Preformatted_20_Text"><text:tab/>b:<text:tab/>18 Feb 2004 in RoundRock, Williamson County, TX</text:p>
      <text:p text:style-name="Preformatted_20_Text">../Photos/GO/1OJ/2WA/1DA_B/1ST_B/JacksonToddBoelter.jpg</text:p>
      <text:p text:style-name="Preformatted_20_Text"><text:tab/>b:<text:tab/>06 Apr 2007 in Exeter, Rockingham County, NH</text:p>
      <text:p text:style-name="Preformatted_20_Text"/>
      <text:p text:style-name="Preformatted_20_Text">../Photos/GO/1OJ/2WA/1DA_B/2GA_B/0GrantAllenBoelter.jpg</text:p>
      <text:p text:style-name="Preformatted_20_Text"><text:tab/>b:<text:tab/>02 Dec 1975 in San Antonio, Bexar County, TX</text:p>
      <text:p text:style-name="Preformatted_20_Text">../Photos/GO/1OJ/2WA/1DA_B/2GA_B/0LisaMarieBoelterNeeGonzales.jpg</text:p>
      <text:p text:style-name="Preformatted_20_Text"><text:tab/>b: 30 Jun 1973 in San Antonio, Bexar County, TX</text:p>
      <text:p text:style-name="Preformatted_20_Text"><text:tab/>m: 14 Feb 2013</text:p>
      <text:p text:style-name="Preformatted_20_Text">../Photos/GO/1OJ/2WA/1DA_B/2GA_B/0MatthewIsaiahGonzales.jpg</text:p>
      <text:p text:style-name="Preformatted_20_Text"><text:tab/>b: 24 Feb 2000 in San Antonio, TX</text:p>
      <text:p text:style-name="Preformatted_20_Text">../Photos/GO/1OJ/2WA/1DA_B/2GA_B/0MarkAndresGonzales.jpg</text:p>
      <text:p text:style-name="Preformatted_20_Text"><text:tab/>b: 31 Feb 2002 in San Antonio, TX</text:p>
      <text:p text:style-name="Preformatted_20_Text"/>
      <text:p text:style-name="Preformatted_20_Text"/>
      <text:p text:style-name="Preformatted_20_Text"><text:tab/><text:tab/><text:tab/>2TL</text:p>
      <text:p text:style-name="Preformatted_20_Text"/>
      <text:p text:style-name="Preformatted_20_Text">../Photos/GO/1OJ/2WA/2TL/0ThomasLowell-Tom-Bronstad.jpg</text:p>
      <text:p text:style-name="Preformatted_20_Text"><text:tab/>b:<text:tab/>31 Mar 1951 in Meridian, </text:p>
      <text:p text:style-name="Preformatted_20_Text">../Photos/GO/1OJ/2WA/2TL/0JuliaTeresaBronstadNeeFurstenberg.jpg</text:p>
      <text:p text:style-name="Preformatted_20_Text"><text:tab/>b:<text:tab/>09 Jul 1950 in Dallas, Dallas County, TX</text:p>
      <text:p text:style-name="Preformatted_20_Text"><text:tab/>m:<text:tab/>18 Aug 1973 in Dallas, Dallas County, TX</text:p>
      <text:p text:style-name="Preformatted_20_Text"/>
      <text:p text:style-name="Preformatted_20_Text">../Photos/GO/1OJ/2WA/2TL/1JT/0JeffreyThomasBronstad.jpg</text:p>
      <text:p text:style-name="Preformatted_20_Text"><text:tab/>b:<text:tab/>10 Jun 1977 in Arlington, Tarrant County, TX</text:p>
      <text:p text:style-name="Preformatted_20_Text">../Photos/GO/1OJ/2WA/2TL/1JT/0ChristieMichelleBronstadNeeKeil.jpg</text:p>
      <text:p text:style-name="Preformatted_20_Text"><text:tab/>b:<text:tab/>16 Sep 1972 in San Antonio, Bexar County, TX</text:p>
      <text:p text:style-name="Preformatted_20_Text"><text:tab/>m:<text:tab/>16 Jun 2007 in San Antonio, Bexar County, TX</text:p>
      <text:p text:style-name="Preformatted_20_Text">../Photos/GO/1OJ/2WA/2TL/1JT/0JacobCooperBronstad.jpg</text:p>
      <text:p text:style-name="Preformatted_20_Text"><text:tab/>b:<text:tab/>27 Jun 2003 in San Antonio, Bexar County, TX</text:p>
      <text:p text:style-name="Preformatted_20_Text">../Photos/GO/1OJ/2WA/2TL/1JT/0MeghanBrittneyDavis.jpg</text:p>
      <text:p text:style-name="Preformatted_20_Text"><text:tab/>b:<text:tab/>08 Apr 1996 in San Antonio, BexarCoun$, TX</text:p>
      <text:p text:style-name="Preformatted_20_Text"/>
      <text:p text:style-name="Preformatted_20_Text">../Photos/GO/1OJ/2WA/2TL/2JG/0JasonGregoryBronstad.jpg</text:p>
      <text:p text:style-name="Preformatted_20_Text"><text:tab/>b:<text:tab/>02 May 1980 in Arlington, Tarrant County, TX</text:p>
      <text:p text:style-name="Preformatted_20_Text">../Photos/GO/1OJ/2WA/2TL/2JG/0MelissaBronstadNeeAllman.jpg</text:p>
      <text:p text:style-name="Preformatted_20_Text"><text:soft-page-break/><text:tab/>b:<text:tab/>03 Oct 1980 in Dallas, Dallas County, TX</text:p>
      <text:p text:style-name="Preformatted_20_Text"><text:tab/>m:<text:tab/>25 Jun 2005 in Dallas, Dallas County, TX</text:p>
      <text:p text:style-name="Preformatted_20_Text"/>
      <text:p text:style-name="Preformatted_20_Text"><text:tab/>GEN+3</text:p>
      <text:p text:style-name="Preformatted_20_Text"/>
      <text:p text:style-name="Preformatted_20_Text"><text:tab/><text:tab/><text:tab/>3LC_T</text:p>
      <text:p text:style-name="Preformatted_20_Text"/>
      <text:p text:style-name="Preformatted_20_Text">../Photos/GO/1OJ/3LC_T/0LowellCharleneTergersonNeeBronstad.jpg</text:p>
      <text:p text:style-name="Preformatted_20_Text"><text:tab/>b:<text:tab/>22 Dec 1932 in Cranfills Gap, </text:p>
      <text:p text:style-name="Preformatted_20_Text">../Photos/GO/1OJ/3LC_T/0LonnieCharlesTergerson.jpg</text:p>
      <text:p text:style-name="Preformatted_20_Text"><text:tab/>b:<text:tab/>23 Apr 1932 in Cranfills Gap</text:p>
      <text:p text:style-name="Preformatted_20_Text"><text:tab/>d:<text:tab/>29 Mar 1993 in Clifton, BosqueCoun$, TX</text:p>
      <text:p text:style-name="Preformatted_20_Text"><text:tab/>m:<text:tab/>21 Jun 1953 in Cranfills Gap, Bosque County, TX</text:p>
      <text:p text:style-name="Preformatted_20_Text">4</text:p>
      <text:p text:style-name="Preformatted_20_Text"/>
      <text:p text:style-name="Preformatted_20_Text"><text:tab/><text:tab/><text:tab/>1CL_R</text:p>
      <text:p text:style-name="Preformatted_20_Text"/>
      <text:p text:style-name="Preformatted_20_Text"/>
      <text:p text:style-name="Preformatted_20_Text">../Photos/GO/1OJ/3LC_T/1CL_R/0CathyLynnRayburnNeeTergerson.jpg</text:p>
      <text:p text:style-name="Preformatted_20_Text"><text:tab/>b:<text:tab/>12 Mar 1956 in Odessa, Ector County, TX</text:p>
      <text:p text:style-name="Preformatted_20_Text">../Photos/GO/1OJ/3LC_T/1CL_R/0WadeAllenRayburn.jpg</text:p>
      <text:p text:style-name="Preformatted_20_Text"><text:tab/>b:<text:tab/>24 Oct 1952 in Sweetwater, Nolan County, TX</text:p>
      <text:p text:style-name="Preformatted_20_Text"><text:tab/>m:<text:tab/>22 May 1976 in Cranfills Gap, </text:p>
      <text:p text:style-name="Preformatted_20_Text">../Photos/GO/1OJ/3LC_T/1CL_R/0LarkAllisonRayburn.jpg</text:p>
      <text:p text:style-name="Preformatted_20_Text"><text:tab/>b:<text:tab/>19 Oct 1984 in Bedford, TarrantCoun$, TX</text:p>
      <text:p text:style-name="Preformatted_20_Text">../Photos/GO/1OJ/3LC_T/1CL_R/0ChaseAllenRayburn.jpg</text:p>
      <text:p text:style-name="Preformatted_20_Text"><text:tab/>b:<text:tab/>23 Jan 1989 in Bedford, Tarrant County, TX</text:p>
      <text:p text:style-name="Preformatted_20_Text">4</text:p>
      <text:p text:style-name="Preformatted_20_Text"/>
      <text:p text:style-name="Preformatted_20_Text"><text:tab/><text:tab/><text:tab/>2JR_M</text:p>
      <text:p text:style-name="Preformatted_20_Text"/>
      <text:p text:style-name="Preformatted_20_Text">../Photos/GO/1OJ/3LC_T/2JR_M/0JanetReneeMcCandlessNeeTergerson.jpg</text:p>
      <text:p text:style-name="Preformatted_20_Text"><text:tab/>b:<text:tab/>25 Jun 1959 in Odessa, Ector County, TX</text:p>
      <text:p text:style-name="Preformatted_20_Text">+RichardDaughtrey</text:p>
      <text:p text:style-name="Preformatted_20_Text"><text:tab/>m:<text:tab/>06 Aug 1983 in Odessa, Ector County, TX</text:p>
      <text:p text:style-name="Preformatted_20_Text"/>
      <text:p text:style-name="Preformatted_20_Text">Divorce:1988</text:p>
      <text:p text:style-name="Preformatted_20_Text">../Photos/GO/1OJ/3LC_T/2JR_M/0ChristinaMarieLevendoskyNeeDaughtrey.jpg</text:p>
      <text:p text:style-name="Preformatted_20_Text"><text:tab/>b:<text:tab/>13 Jul 1987 in Midland, Midland County, TX</text:p>
      <text:p text:style-name="Preformatted_20_Text">*2ndHusbandofJanetReneeTergerson:</text:p>
      <text:p text:style-name="Preformatted_20_Text">../Photos/GO/1OJ/3LC_T/2JR_M/0MarkMcCandless.jpg</text:p>
      <text:p text:style-name="Preformatted_20_Text"><text:tab/>b:<text:tab/>30 Apr 1959 in San Antonio, Bexar County, TX</text:p>
      <text:p text:style-name="Preformatted_20_Text"><text:tab/>m:<text:tab/>16 Sep 2000 in RichlandHills, Tarrant County, TX</text:p>
      <text:p text:style-name="Preformatted_20_Text">../Photos/GO/1OJ/3LC_T/2JR_M/SaraMcCandless.jpg</text:p>
      <text:p text:style-name="Preformatted_20_Text"><text:tab/>b:<text:tab/>11 Jul 1986 in Bryan, Brazos County, TX</text:p>
      <text:p text:style-name="Preformatted_20_Text">../Photos/GO/1OJ/3LC_T/2JR_M/SydneyMcCandless.jpg</text:p>
      <text:p text:style-name="Preformatted_20_Text"><text:tab/>b:<text:tab/>11 Jul 1986 in Bryan, BrazosCoun$, TX</text:p>
      <text:p text:style-name="Preformatted_20_Text">../Photos/GO/1OJ/3LC_T/2JR_M/JasonMcCandless.jpg</text:p>
      <text:p text:style-name="Preformatted_20_Text"><text:tab/>b:<text:tab/>05 Oct 1990 in Bedford, Tarrant County, TX</text:p>
      <text:p text:style-name="Preformatted_20_Text"/>
      <text:p text:style-name="Preformatted_20_Text"><text:tab/><text:tab/><text:tab/>3LE_S</text:p>
      <text:p text:style-name="Preformatted_20_Text"/>
      <text:p text:style-name="Preformatted_20_Text">../Photos/GO/1OJ/3LC_T/3LE_S/0LaurieElaineSepanskiNeeTergerson.jpg</text:p>
      <text:p text:style-name="Preformatted_20_Text"><text:tab/>b:<text:tab/>30 Sep 1966 in Clifton</text:p>
      <text:p text:style-name="Preformatted_20_Text">../Photos/GO/1OJ/3LC_T/3LE_S/0RobertJamesSepanski.jpg</text:p>
      <text:p text:style-name="Preformatted_20_Text"><text:tab/>b:<text:tab/>15 Aug 1962</text:p>
      <text:p text:style-name="Preformatted_20_Text"><text:tab/>m:<text:tab/>04 Jun 1994 in Cranfills Gap, Bosque County, TX</text:p>
      <text:p text:style-name="Preformatted_20_Text">../Photos/GO/1OJ/3LC_T/3LE_S/0RobertCharlesSepanski.jpg</text:p>
      <text:p text:style-name="Preformatted_20_Text"><text:tab/>b:<text:tab/>27 May 1996 in Grapevine, Tarrant County, TX</text:p>
      <text:p text:style-name="Preformatted_20_Text"><text:soft-page-break/>../Photos/GO/1OJ/3LC_T/3LE_S/0KevinMitchellSepanski.jpg</text:p>
      <text:p text:style-name="Preformatted_20_Text"><text:tab/>b:<text:tab/>18 Sep 1998 in Grapevine, Tarrant County, TX</text:p>
      <text:p text:style-name="Preformatted_20_Text">../Photos/GO/1OJ/3LC_T/3LE_S/0JuliePaigeSepanski.jpg</text:p>
      <text:p text:style-name="Preformatted_20_Text"><text:tab/>b:<text:tab/>04Feb 2002 in Grapevine, Tarrant County, TX</text:p>
      <text:p text:style-name="Preformatted_20_Text"/>
      <text:p text:style-name="Preformatted_20_Text">GEN+2</text:p>
      <text:p text:style-name="Preformatted_20_Text"/>
      <text:p text:style-name="Preformatted_20_Text"><text:tab/><text:tab/><text:tab/>2CP</text:p>
      <text:p text:style-name="Preformatted_20_Text"/>
      <text:p text:style-name="Preformatted_20_Text">../Photos/GO/2CP/0ClydePurnellBronstad.jpg</text:p>
      <text:p text:style-name="Preformatted_20_Text"><text:tab/>b:<text:tab/>20 Jun 1896 in Cranfills Gap</text:p>
      <text:p text:style-name="Preformatted_20_Text"><text:tab/>d:<text:tab/>26 Dec 1989 in </text:p>
      <text:p text:style-name="Preformatted_20_Text">Clifton, BosqueCoun$, TX</text:p>
      <text:p text:style-name="Preformatted_20_Text">../Photos/GO/2CP/0LouiseMyrtleBronstadNeeWalton.jpg</text:p>
      <text:p text:style-name="Preformatted_20_Text"><text:tab/>b:<text:tab/>23 Apr 1908 in Hamilton, Hamilton County, TX</text:p>
      <text:p text:style-name="Preformatted_20_Text"><text:tab/>d:<text:tab/>18 Aug 1989 in FortWorth, Tarrant County, TX</text:p>
      <text:p text:style-name="Preformatted_20_Text"><text:tab/>m:<text:tab/>19 Jul 1936 in Waco, Mclennan County, TX</text:p>
      <text:p text:style-name="Preformatted_20_Text"/>
      <text:p text:style-name="Preformatted_20_Text"><text:tab/>GEN+3</text:p>
      <text:p text:style-name="Preformatted_20_Text"/>
      <text:p text:style-name="Preformatted_20_Text"><text:tab/><text:tab/><text:tab/>1WG_H</text:p>
      <text:p text:style-name="Preformatted_20_Text"><text:tab/><text:tab/><text:tab/>&lt;&lt;&lt;&lt;&lt;&lt;&lt;&lt;&lt;&lt;&lt;&lt;&lt;&lt;&lt;&lt;&lt;&lt;&lt;&lt;&lt;&lt;&lt;&lt;&lt;&lt;&lt;&lt;&gt;&gt;&gt;&gt;&gt;&gt;&gt;&gt;&gt;&gt;&gt;&gt;&gt;&gt;&gt;&gt;&gt;&gt;&gt;&gt;&gt;&gt;&gt;&gt;&gt;&gt;&gt;&gt;</text:p>
      <text:p text:style-name="Preformatted_20_Text"><text:tab/><text:tab/><text:tab/>&lt;&lt;&lt;&lt;&lt;&lt;&lt;&lt;&lt;&lt;&lt;&lt;&lt;&lt;&lt;&lt;&lt;&lt;&lt;&lt;&lt;&lt;&lt;&lt;&lt;&lt;left&gt;&gt;&gt;&gt;&gt;&gt;&gt;&gt;&gt;&gt;&gt;&gt;&gt;&gt;&gt;&gt;&gt;&gt;&gt;&gt;&gt;&gt;&gt;&gt;&gt;&gt;</text:p>
      <text:p text:style-name="Preformatted_20_Text"><text:tab/><text:tab/><text:tab/>&lt;&lt;&lt;&lt;&lt;&lt;&lt;&lt;&lt;&lt;&lt;&lt;&lt;&lt;&lt;&lt;&lt;&lt;&lt;&lt;&lt;&lt;&lt;&lt;&lt;&lt;&lt;off&gt;&gt;&gt;&gt;&gt;&gt;&gt;&gt;&gt;&gt;&gt;&gt;&gt;&gt;&gt;&gt;&gt;&gt;&gt;&gt;&gt;&gt;&gt;&gt;&gt;&gt;</text:p>
      <text:p text:style-name="Preformatted_20_Text"><text:tab/><text:tab/><text:tab/>&lt;&lt;&lt;&lt;&lt;&lt;&lt;&lt;&lt;&lt;&lt;&lt;&lt;&lt;&lt;&lt;&lt;&lt;&lt;&lt;&lt;&lt;&lt;&lt;&lt;&lt;here&gt;&gt;&gt;&gt;&gt;&gt;&gt;&gt;&gt;&gt;&gt;&gt;&gt;&gt;&gt;&gt;&gt;&gt;&gt;&gt;&gt;&gt;&gt;&gt;&gt;&gt;</text:p>
      <text:p text:style-name="Preformatted_20_Text"/>
      <text:p text:style-name="Preformatted_20_Text">../Photos/GO/2CP/1WG_H/0WinnonGlenson-Bob-Holbrook.jpg</text:p>
      <text:p text:style-name="Preformatted_20_Text"><text:tab/>b: 08 May 1932 at Wascom, TX</text:p>
      <text:p text:style-name="Preformatted_20_Text"><text:tab/>d: 21 Nov 2012 at Brilion, WI</text:p>
      <text:p text:style-name="Preformatted_20_Text"><text:tab/>m: 09 Dec 1961 at Appleton, WI</text:p>
      <text:p text:style-name="Preformatted_20_Text">../Photos/GO/2CP/1WG_H/0CharlotteHolbrookNeeStiebs.jpg</text:p>
      <text:p text:style-name="Preformatted_20_Text"><text:tab/>b: 05 Jun 1935 at Manawa, WI</text:p>
      <text:p text:style-name="Preformatted_20_Text"><text:tab/>d: 19 Aug 2011 at Appleton, WI</text:p>
      <text:p text:style-name="Preformatted_20_Text"/>
      <text:p text:style-name="Preformatted_20_Text"><text:tab/><text:tab/><text:tab/>1TDH</text:p>
      <text:p text:style-name="Preformatted_20_Text"/>
      <text:p text:style-name="Preformatted_20_Text">../Photos/GO/2CP/1WG_H/1TDH/0TerriWagnerNeeHolbrook.jpg</text:p>
      <text:p text:style-name="Preformatted_20_Text"><text:tab/>b:<text:tab/>19 Nov 1954 at Appleton, WI</text:p>
      <text:p text:style-name="Preformatted_20_Text"><text:tab/>m: Kevin Searle September 19, 1983 at Appleton, WI</text:p>
      <text:p text:style-name="Preformatted_20_Text">divorced: February, 2002</text:p>
      <text:p text:style-name="Preformatted_20_Text">../Photos/GO/2CP/1WG_H/1TDH/0ShawnSearle.jpg</text:p>
      <text:p text:style-name="Preformatted_20_Text"><text:tab/>b:<text:tab/>09 May 1981</text:p>
      <text:p text:style-name="Preformatted_20_Text">../Photos/GO/2CP/1WG_H/1TDH/0JenicaSearle.jpg</text:p>
      <text:p text:style-name="Preformatted_20_Text"><text:tab/>b:<text:tab/>12 Jan 1985</text:p>
      <text:p text:style-name="Preformatted_20_Text">*3rddHusbandofTerriHolbrook: July 13, 2003 at Hilbert, WI</text:p>
      <text:p text:style-name="Preformatted_20_Text"/>
      <text:p text:style-name="Preformatted_20_Text">../Photos/GO/2CP/1WG_H/1TDH/0MikeWagner.jpg</text:p>
      <text:p text:style-name="Preformatted_20_Text"><text:tab/>b:<text:tab/>26 Oct 1954</text:p>
      <text:p text:style-name="Preformatted_20_Text"><text:tab/>m:<text:tab/>13 Jul 2003</text:p>
      <text:p text:style-name="Preformatted_20_Text">5MikeWagnerJr.</text:p>
      <text:p text:style-name="Preformatted_20_Text"><text:tab/>b:<text:tab/>28 Jul 1982</text:p>
      <text:p text:style-name="Preformatted_20_Text">5StephanieWagner</text:p>
      <text:p text:style-name="Preformatted_20_Text"><text:tab/>b:<text:tab/>02 Oct 1984</text:p>
      <text:p text:style-name="Preformatted_20_Text"/>
      <text:p text:style-name="Preformatted_20_Text"><text:tab/><text:tab/><text:tab/>2RJH</text:p>
      <text:p text:style-name="Preformatted_20_Text"/>
      <text:p text:style-name="Preformatted_20_Text">../Photos/GO/2CP/1WG_H/2RJH/0RexHolbrook.jpg</text:p>
      <text:p text:style-name="Preformatted_20_Text"><text:tab/>b: 11 Dec 1955 at Appleton, WI</text:p>
      <text:p text:style-name="Preformatted_20_Text"><text:tab/>m: 15 Apr 19__ at Appleton, WI</text:p>
      <text:p text:style-name="Preformatted_20_Text"><text:soft-page-break/>../Photos/GO/2CP/1WG_H/2RJH/0KayHolbrookNeeVanderLogt.jpg</text:p>
      <text:p text:style-name="Preformatted_20_Text"><text:tab/>b: Oct 28 1956 at Milwaukee, WI, Lutheran Childrens' Home</text:p>
      <text:p text:style-name="Preformatted_20_Text">../Photos/GO/2CP/1WG_H/2RJH/0AbbeyHolbrook.jpg</text:p>
      <text:p text:style-name="Preformatted_20_Text"/>
      <text:p text:style-name="Preformatted_20_Text"><text:tab/><text:tab/><text:tab/>3MWH</text:p>
      <text:p text:style-name="Preformatted_20_Text"/>
      <text:p text:style-name="Preformatted_20_Text">../Photos/GO/2CP/1WG_H/3MWH/0MarkWilliamHolbrook.jpg</text:p>
      <text:p text:style-name="Preformatted_20_Text"><text:tab/>b:<text:tab/>06 Jul 1963 in Appleton, Outagamie County, WI</text:p>
      <text:p text:style-name="Preformatted_20_Text">../Photos/GO/2CP/1WG_H/3MWH/0DianeMarieHolbrookNeeMael.jpg</text:p>
      <text:p text:style-name="Preformatted_20_Text"><text:tab/>b:<text:tab/>09 Sep 1960 in Portage, Columbia County, WI</text:p>
      <text:p text:style-name="Preformatted_20_Text"><text:tab/>m:<text:tab/>02 Jun 1990 in Seymour, Outagamie County, WI</text:p>
      <text:p text:style-name="Preformatted_20_Text">../Photos/GO/2CP/1WG_H/3MWH/0AmeliaMarieHolbrook.jpg</text:p>
      <text:p text:style-name="Preformatted_20_Text"><text:tab/>b:<text:tab/>30 Jun 1997 in Colorado Springs, ElPaso County, CO</text:p>
      <text:p text:style-name="Preformatted_20_Text">../Photos/GO/2CP/1WG_H/3MWH/0AlyssaMarieHolbrook.jpg</text:p>
      <text:p text:style-name="Preformatted_20_Text"><text:tab/>b:<text:tab/>11 Oct 2000 in Colorado Springs, CO</text:p>
      <text:p text:style-name="Preformatted_20_Text"/>
      <text:p text:style-name="Preformatted_20_Text"><text:tab/>GEN+3</text:p>
      <text:p text:style-name="Preformatted_20_Text"/>
      <text:p text:style-name="Preformatted_20_Text"><text:tab/><text:tab/><text:tab/>2GW</text:p>
      <text:p text:style-name="Preformatted_20_Text"/>
      <text:p text:style-name="Preformatted_20_Text">../Photos/GO/2CP/2GW/0GilbertWaltonBronstad.jpg</text:p>
      <text:p text:style-name="Preformatted_20_Text"><text:tab/>b:<text:tab/>24 Sep 1940 in Cranfills Gap, </text:p>
      <text:p text:style-name="Preformatted_20_Text">../Photos/GO/2CP/2GW/0PatriciaMargieBronstadNeeBird.jpg</text:p>
      <text:p text:style-name="Preformatted_20_Text"><text:tab/>b:<text:tab/>30 Jan 1941 in FortWorth, Tarrant County, TX</text:p>
      <text:p text:style-name="Preformatted_20_Text"><text:tab/>m:<text:tab/>24 Feb 1961 in FortWorth, Tarrant County, TX</text:p>
      <text:p text:style-name="Preformatted_20_Text"/>
      <text:p text:style-name="Preformatted_20_Text"><text:tab/><text:tab/><text:tab/>1PM</text:p>
      <text:p text:style-name="Preformatted_20_Text"/>
      <text:p text:style-name="Preformatted_20_Text">../Photos/GO/2CP/2GW/1PM/0PhilipMatthewBronstad.jpg</text:p>
      <text:p text:style-name="Preformatted_20_Text"><text:tab/>b:<text:tab/>26 Sep 1972 in AnnArbor, Washtenaw County, MI</text:p>
      <text:p text:style-name="Preformatted_20_Text">../Photos/GO/2CP/2GW/1PM/CherylBrowne.jpg</text:p>
      <text:p text:style-name="Preformatted_20_Text"><text:tab/>b:<text:tab/>01 Jun 1973 in BuenosAires, Argentina</text:p>
      <text:p text:style-name="Preformatted_20_Text"><text:tab/>m:<text:tab/>28 Apr 2001 in Austin, Travis County, TX</text:p>
      <text:p text:style-name="Preformatted_20_Text">Divorce:04Feb 2010</text:p>
      <text:p text:style-name="Preformatted_20_Text">../Photos/GO/2CP/2GW/1PM/0JessicaLynneBrilli.jpg</text:p>
      <text:p text:style-name="Preformatted_20_Text"><text:tab/>b:<text:tab/>30 Sep 1977 at BayShore, LongIsland, NY</text:p>
      <text:p text:style-name="Preformatted_20_Text"><text:tab/>m: 01 Oct 2011 at Cambridge, MA.</text:p>
      <text:p text:style-name="Preformatted_20_Text"><text:tab/><text:tab/><text:tab/>2KO</text:p>
      <text:p text:style-name="Preformatted_20_Text"/>
      <text:p text:style-name="Preformatted_20_Text">../Photos/GO/2CP/2GW/2KO/0KatherineOliviaBronstad.jpg</text:p>
      <text:p text:style-name="Preformatted_20_Text"><text:tab/>b:<text:tab/>18 Oct 1976 in Austin, TravisCountv, TX</text:p>
      <text:p text:style-name="Preformatted_20_Text"/>
      <text:p text:style-name="Preformatted_20_Text"><text:tab/><text:tab/><text:tab/>3LK</text:p>
      <text:p text:style-name="Preformatted_20_Text"/>
      <text:p text:style-name="Preformatted_20_Text">../Photos/GO/2CP/2GW/3LK/0LauraKristinaBronstad.jpg</text:p>
      <text:p text:style-name="Preformatted_20_Text"><text:tab/>b:<text:tab/>18 Oct 1976 in Austin, Travis County, TX</text:p>
      <text:p text:style-name="Preformatted_20_Text">../Photos/GO/2CP/2GW/3LK/0JessicaHay.jpg</text:p>
      <text:p text:style-name="Preformatted_20_Text"><text:tab/>b:<text:tab/>08 Aug 1975 in SanFrancisco, SanMateo County, CA</text:p>
      <text:p text:style-name="Preformatted_20_Text"><text:tab/>m:<text:tab/>14 Sep 2007 in Toronto, Ontario, Canada</text:p>
      <text:p text:style-name="Preformatted_20_Text">../Photos/GO/2CP/2GW/3LK/0MillieElliotBronstad-Hay.jpg</text:p>
      <text:p text:style-name="Preformatted_20_Text"><text:tab/>b:<text:tab/>25 Jan 2010 in Knoxville, Knox County, TN</text:p>
      <text:p text:style-name="Preformatted_20_Text">../Photos/GO/2CP/2GW/3LK/0HarrietBirdieBronstad-Hay.jpg</text:p>
      <text:p text:style-name="Preformatted_20_Text"><text:tab/>b:<text:tab/>09 May 2012 in Knoxville, TN</text:p>
      <text:p text:style-name="Preformatted_20_Text"/>
      <text:p text:style-name="Preformatted_20_Text"><text:tab/>GEN+3 </text:p>
      <text:p text:style-name="Preformatted_20_Text"/>
      <text:p text:style-name="Preformatted_20_Text"><text:tab/><text:tab/><text:tab/>3BL</text:p>
      <text:p text:style-name="Preformatted_20_Text"/>
      <text:p text:style-name="Preformatted_20_Text">../Photos/GO/2CP/3BL/BetteLouiseBronstad.jpg</text:p>
      <text:p text:style-name="Preformatted_20_Text"><text:soft-page-break/><text:tab/>b:<text:tab/>31 Dec 1946 in Meridian</text:p>
      <text:p text:style-name="Preformatted_20_Text">../Photos/GO/2CP/3BL/EmbreyLouisaSophiaBronstad.jpg</text:p>
      <text:p text:style-name="Preformatted_20_Text"><text:tab/>b:<text:tab/>25 May 1979 in Houston, HarrisCoun$, TX</text:p>
      <text:p text:style-name="Preformatted_20_Text">../Photos/GO/2CP/3BL/JosephHillseyCook.jpg</text:p>
      <text:p text:style-name="Preformatted_20_Text"><text:tab/>b:<text:tab/>15 Nov 1974atSanDiego, CA</text:p>
      <text:p text:style-name="Preformatted_20_Text"><text:tab/>m:<text:tab/>26 Sep 2009 in Seattle, Washington</text:p>
      <text:p text:style-name="Preformatted_20_Text"/>
      <text:p text:style-name="Preformatted_20_Text">GEN+2</text:p>
      <text:p text:style-name="Preformatted_20_Text"><text:tab/><text:tab/><text:tab/>3MP_R</text:p>
      <text:p text:style-name="Preformatted_20_Text"/>
      <text:p text:style-name="Preformatted_20_Text">../Photos/GO/3MP_R/MariePernellaRohneNeeBronstad.jpg</text:p>
      <text:p text:style-name="Preformatted_20_Text"><text:tab/>b:<text:tab/>30 Jun 1899 in Cranfills Gap</text:p>
      <text:p text:style-name="Preformatted_20_Text"><text:tab/>d:<text:tab/>17 May 1985 in FortWorth, Tarrant County, TX</text:p>
      <text:p text:style-name="Preformatted_20_Text">../Photos/GO/3MP_R/ChrisLudvigRohne.jpg</text:p>
      <text:p text:style-name="Preformatted_20_Text"><text:tab/>b:<text:tab/>28 Apr 1899 in Cranfills Gap</text:p>
      <text:p text:style-name="Preformatted_20_Text"><text:tab/>d:<text:tab/>09 Oct 1957 in FortWorth, Tarrant County, TX</text:p>
      <text:p text:style-name="Preformatted_20_Text"><text:tab/>m:<text:tab/>18 Jun 1921 in Cranfills Gap, </text:p>
      <text:p text:style-name="Preformatted_20_Text"/>
      <text:p text:style-name="Preformatted_20_Text"><text:tab/>GEN+3</text:p>
      <text:p text:style-name="Preformatted_20_Text"/>
      <text:p text:style-name="Preformatted_20_Text"/>
      <text:p text:style-name="Preformatted_20_Text">../Photos/GO/3MP_R/1LM_S/0LoVerneMarcelleSchiblerNeeRohne.jpg</text:p>
      <text:p text:style-name="Preformatted_20_Text"><text:tab/>b:<text:tab/>19 May 1923 in Cranfills Gap</text:p>
      <text:p text:style-name="Preformatted_20_Text"><text:tab/>d:<text:tab/>05 Jun 2003 in Houston, Harris County, TX</text:p>
      <text:p text:style-name="Preformatted_20_Text">../Photos/GO/3MP_R/1LM_S/0WinleeRaySchibler.jpg</text:p>
      <text:p text:style-name="Preformatted_20_Text"><text:tab/>b:<text:tab/>27 Jan 1923 in Cranfills Gap</text:p>
      <text:p text:style-name="Preformatted_20_Text"><text:tab/>d:<text:tab/>27 Jun 1980 in Guymon, TX County, OK</text:p>
      <text:p text:style-name="Preformatted_20_Text"><text:tab/>m:<text:tab/>04 Aug 1946 in Cranfills Gap, Bosque County, TX</text:p>
      <text:p text:style-name="Preformatted_20_Text">../Photos/GO/3MP_R/1LM_S/1MC_C/MarciaChristineCentofantiNeeSchibler.jpg</text:p>
      <text:p text:style-name="Preformatted_20_Text"><text:tab/>b:<text:tab/>05 May 1950 in Guymon, TX County, OK</text:p>
      <text:p text:style-name="Preformatted_20_Text">../Photos/GO/3MP_R/1LM_S/1MC_C/EugeneRobertCentofanti.jpg</text:p>
      <text:p text:style-name="Preformatted_20_Text"><text:tab/>b:<text:tab/>15 Nov 1935 in Detroit, MI</text:p>
      <text:p text:style-name="Preformatted_20_Text"><text:tab/>m:<text:tab/>16 Sep 1978 in Pasadena, HarrisCoun$, TX</text:p>
      <text:p text:style-name="Preformatted_20_Text">../Photos/GO/3MP_R/1LM_S/1MC_C/GinoCentofanti.jpg</text:p>
      <text:p text:style-name="Preformatted_20_Text"><text:tab/>b:<text:tab/>14 May 1958 in Wayne, Wayne County, MI</text:p>
      <text:p text:style-name="Preformatted_20_Text">+DeannaOldmen</text:p>
      <text:p text:style-name="Preformatted_20_Text">../Photos/GO/3MP_R/1LM_S/1MC_C/RyanCentofanti.jpg</text:p>
      <text:p text:style-name="Preformatted_20_Text"><text:tab/>b:<text:tab/>07 May 1984</text:p>
      <text:p text:style-name="Preformatted_20_Text">../Photos/GO/3MP_R/1LM_S/1MC_C/TimothyCentofanti.jpg</text:p>
      <text:p text:style-name="Preformatted_20_Text"><text:tab/>b:<text:tab/>11 Feb 1986</text:p>
      <text:p text:style-name="Preformatted_20_Text">*2ndWifeofGinoCentofanti:</text:p>
      <text:p text:style-name="Preformatted_20_Text">../Photos/GO/3MP_R/1LM_S/1MC_C/LynetteNesbitt.jpg</text:p>
      <text:p text:style-name="Preformatted_20_Text">../Photos/GO/3MP_R/1LM_S/1MC_C/MichaelRobertCentofanti.jpg</text:p>
      <text:p text:style-name="Preformatted_20_Text"><text:tab/>b:<text:tab/>29 May 1969</text:p>
      <text:p text:style-name="Preformatted_20_Text">+Julie?</text:p>
      <text:p text:style-name="Preformatted_20_Text">"2ndWifeofMichaelRobertCentofanti:</text:p>
      <text:p text:style-name="Preformatted_20_Text">+Laureen?</text:p>
      <text:p text:style-name="Preformatted_20_Text">6CynthiaW.Centofanti</text:p>
      <text:p text:style-name="Preformatted_20_Text"><text:tab/>b:<text:tab/>26 Apr 1994</text:p>
      <text:p text:style-name="Preformatted_20_Text">*3rdWifeofMichaelRobertCentofanti:</text:p>
      <text:p text:style-name="Preformatted_20_Text">+Diana?</text:p>
      <text:p text:style-name="Preformatted_20_Text"><text:tab/>m:<text:tab/>28 May 2011</text:p>
      <text:p text:style-name="Preformatted_20_Text">../Photos/GO/3MP_R/1LM_S/2LR_G/LauraRayeDeanGilbertNeeSchibler.jpg</text:p>
      <text:p text:style-name="Preformatted_20_Text"><text:tab/>b:<text:tab/>10 Dec 1953 in Liberal, Seward County, Kansas</text:p>
      <text:p text:style-name="Preformatted_20_Text">../Photos/GO/3MP_R/1LM_S/2LR_G/JamesAlmonGilbert.jpg</text:p>
      <text:p text:style-name="Preformatted_20_Text"><text:tab/>b:<text:tab/>03 Oct 1945 in Houston, Harris County, TX</text:p>
      <text:p text:style-name="Preformatted_20_Text"><text:tab/>m:<text:tab/>20 Feb 1982 in Pasadena, Harris County, TX</text:p>
      <text:p text:style-name="Preformatted_20_Text">../Photos/GO/3MP_R/1LM_S/2LR_G/MaryChristineGilbert.jpg</text:p>
      <text:p text:style-name="Preformatted_20_Text"><text:tab/>b:<text:tab/>08 Aug 1984 in Houston, Harris County, TX</text:p>
      <text:p text:style-name="Preformatted_20_Text"><text:soft-page-break/>../Photos/GO/3MP_R/1LM_S/2LR_G/JamesAlmonGilbert.jpg</text:p>
      <text:p text:style-name="Preformatted_20_Text"><text:tab/>b:<text:tab/>08 Nov 1986 in Houston, Harris County, TX</text:p>
      <text:p text:style-name="Preformatted_20_Text"/>
      <text:p text:style-name="Preformatted_20_Text"><text:tab/>GEN+3</text:p>
      <text:p text:style-name="Preformatted_20_Text"/>
      <text:p text:style-name="Preformatted_20_Text"/>
      <text:p text:style-name="Preformatted_20_Text">../Photos/GO/3MP_R/2GE_E/0GeraldineElmiraEidsonNeeRohne.jpg</text:p>
      <text:p text:style-name="Preformatted_20_Text"><text:tab/>b:<text:tab/>17 May 1926 in Cranfills Gap, Bosque County, TX</text:p>
      <text:p text:style-name="Preformatted_20_Text">../Photos/GO/3MP_R/2GE_E/0JoeHEidsonJr.jpg</text:p>
      <text:p text:style-name="Preformatted_20_Text"><text:tab/>b:<text:tab/>02 Jul 1918 in Hamilton, Hamilton County, TX</text:p>
      <text:p text:style-name="Preformatted_20_Text"><text:tab/>d:<text:tab/>19 Feb 1983 in FortWorth, TarrantCoun$, TX</text:p>
      <text:p text:style-name="Preformatted_20_Text"><text:tab/>m:<text:tab/>25 Jun 1949 in Cranfills Gap, BosqueCoun$, TX</text:p>
      <text:p text:style-name="Preformatted_20_Text">../Photos/GO/3MP_R/2GE_E/1MG_B/MarilynGraceBridgesNeeEidson.jpg</text:p>
      <text:p text:style-name="Preformatted_20_Text"><text:tab/>b:<text:tab/>16 Mar 1950 in Hamilton, Hamilton County, TX</text:p>
      <text:p text:style-name="Preformatted_20_Text">../Photos/GO/3MP_R/2GE_E/1MG_B/SammyRobertBridges.jpg</text:p>
      <text:p text:style-name="Preformatted_20_Text"><text:tab/>b:<text:tab/>11 Apr 1948 in WichitaFalls, TX</text:p>
      <text:p text:style-name="Preformatted_20_Text"><text:tab/>d:<text:tab/>22 Nov 2000</text:p>
      <text:p text:style-name="Preformatted_20_Text"><text:tab/>m:<text:tab/>26 Feb 1983 in FortWorth, Tarrant County, TX</text:p>
      <text:p text:style-name="Preformatted_20_Text">Divorce:1997</text:p>
      <text:p text:style-name="Preformatted_20_Text">../Photos/GO/3MP_R/2GE_E/1MG_B/LisaMarieBridges.jpg</text:p>
      <text:p text:style-name="Preformatted_20_Text"><text:tab/>b:<text:tab/>20 Apr 1988 in OKCity, OK County, OK</text:p>
      <text:p text:style-name="Preformatted_20_Text">../Photos/GO/3MP_R/2GE_E/1MG_B/ZacBuckner.jpg</text:p>
      <text:p text:style-name="Preformatted_20_Text"><text:tab/>GEN+3</text:p>
      <text:p text:style-name="Preformatted_20_Text"/>
      <text:p text:style-name="Preformatted_20_Text"/>
      <text:p text:style-name="Preformatted_20_Text">../Photos/GO/3MP_R/3CM_W/0CharlotteMarynellWallaceNeeRohne.jpg</text:p>
      <text:p text:style-name="Preformatted_20_Text"><text:tab/>b:<text:tab/>11 Jul 1931 in Cranfills Gap, </text:p>
      <text:p text:style-name="Preformatted_20_Text">../Photos/GO/3MP_R/3CM_W/0WendellFredWallace.jpg</text:p>
      <text:p text:style-name="Preformatted_20_Text"><text:tab/>b:<text:tab/>17 Oct 1929 in Clifton, </text:p>
      <text:p text:style-name="Preformatted_20_Text"><text:tab/>m:<text:tab/>24 Nov 1950 in Cranfills Gap, </text:p>
      <text:p text:style-name="Preformatted_20_Text">../Photos/GO/3MP_R/3CM_W/1PA_D/PatriciaAnnDietzNeeWallace.jpg</text:p>
      <text:p text:style-name="Preformatted_20_Text"><text:tab/>b:<text:tab/>29 Jul 1952 in Houston, Harris County, TX</text:p>
      <text:p text:style-name="Preformatted_20_Text">../Photos/GO/3MP_R/3CM_W/1PA_D/PeterEdwardDietz.jpg</text:p>
      <text:p text:style-name="Preformatted_20_Text"><text:tab/>b:<text:tab/>01 Mar 1952 in KansasCity, MO</text:p>
      <text:p text:style-name="Preformatted_20_Text"><text:tab/>m:<text:tab/>25 May 1974 in Pasadena, HarrisCoun$, TX</text:p>
      <text:p text:style-name="Preformatted_20_Text">../Photos/GO/3MP_R/3CM_W/1PA_D/1KR_M/KristyReneeMcCoyNeeDietz.jpg</text:p>
      <text:p text:style-name="Preformatted_20_Text"><text:tab/>b:<text:tab/>26 Mar 1979 in Pasadena, Harris County, TX</text:p>
      <text:p text:style-name="Preformatted_20_Text">../Photos/GO/3MP_R/3CM_W/1PA_D/1KR_M/PatrickMcCoy.jpg</text:p>
      <text:p text:style-name="Preformatted_20_Text"><text:tab/>b:<text:tab/>02 Jul 1973</text:p>
      <text:p text:style-name="Preformatted_20_Text"><text:tab/>m:<text:tab/>30 Mar 2006</text:p>
      <text:p text:style-name="Preformatted_20_Text">../Photos/GO/3MP_R/3CM_W/1PA_D/1KR_M/SeanRileyMcCoy.jpg</text:p>
      <text:p text:style-name="Preformatted_20_Text"><text:tab/>b:<text:tab/>23 Jan 2007</text:p>
      <text:p text:style-name="Preformatted_20_Text">../Photos/GO/3MP_R/3CM_W/1PA_D/1KR_M/KylieRyanneMcCoy.jpg</text:p>
      <text:p text:style-name="Preformatted_20_Text"><text:tab/>b:<text:tab/>12 Jun 2009</text:p>
      <text:p text:style-name="Preformatted_20_Text">../Photos/GO/3MP_R/3CM_W/1PA_D/2AM_C/AmyMicheleCarroNeeDietz.jpg</text:p>
      <text:p text:style-name="Preformatted_20_Text"><text:tab/>b:<text:tab/>07 Dec 1980 in Pasadena, HarrisCoung, TX</text:p>
      <text:p text:style-name="Preformatted_20_Text">../Photos/GO/3MP_R/3CM_W/1PA_D/2AM_C/BobbyCarro.jpg</text:p>
      <text:p text:style-name="Preformatted_20_Text"><text:tab/>b:<text:tab/>30 Sep 1979</text:p>
      <text:p text:style-name="Preformatted_20_Text"><text:tab/>m:<text:tab/>24 Jul 2004</text:p>
      <text:p text:style-name="Preformatted_20_Text">../Photos/GO/3MP_R/3CM_W/1PA_D/2AM_C/KaydenRobertCarro.jpg</text:p>
      <text:p text:style-name="Preformatted_20_Text"><text:tab/>b:<text:tab/>21 Nov 2003</text:p>
      <text:p text:style-name="Preformatted_20_Text">../Photos/GO/3MP_R/3CM_W/1PA_D/2AM_C/EmmaGraceCarro.jpg</text:p>
      <text:p text:style-name="Preformatted_20_Text"><text:tab/>b:<text:tab/>05 May 2005</text:p>
      <text:p text:style-name="Preformatted_20_Text">../Photos/GO/3MP_R/3CM_W/1PA_D/3RE/RyanEdwardDietz.jpg</text:p>
      <text:p text:style-name="Preformatted_20_Text"><text:tab/>b:<text:tab/>28 Jun 1982 in Pasadena, Harris County, TX</text:p>
      <text:p text:style-name="Preformatted_20_Text">../Photos/GO/3MP_R/3CM_W/1PA_D/3RE/RebeccaDietz</text:p>
      <text:p text:style-name="Preformatted_20_Text"><text:tab/>b:<text:tab/>17 Sep 1983</text:p>
      <text:p text:style-name="Preformatted_20_Text"><text:tab/>m:<text:tab/>10 Oct 2009</text:p>
      <text:p text:style-name="Preformatted_20_Text">../Photos/GO/3MP_R/3CM_W/2PG_W/PamelaGayWooleyNeeWallace.jpg</text:p>
      <text:p text:style-name="Preformatted_20_Text"><text:soft-page-break/><text:tab/>b:<text:tab/>04 Jul 1955 in Houston, Harris County, TX</text:p>
      <text:p text:style-name="Preformatted_20_Text">+?Wooley</text:p>
      <text:p text:style-name="Preformatted_20_Text">../Photos/GO/3MP_R/3CM_W/3JW_E/JanetCarolWallace.jpg</text:p>
      <text:p text:style-name="Preformatted_20_Text"><text:tab/>b:<text:tab/>14 Aug 1961 in Houston, Harris County, TX</text:p>
      <text:p text:style-name="Preformatted_20_Text">../Photos/GO/3MP_R/3CM_W/3JW_E/SamuelKyleEaves.jpg</text:p>
      <text:p text:style-name="Preformatted_20_Text"><text:tab/>b:<text:tab/>04 Mar 1988</text:p>
      <text:p text:style-name="Preformatted_20_Text">../Photos/GO/3MP_R/3CM_W/3JW_E/WendellRayKodyEaves.jpg</text:p>
      <text:p text:style-name="Preformatted_20_Text"><text:tab/>b:<text:tab/>08 Jul 1993</text:p>
      <text:p text:style-name="Preformatted_20_Text">../Photos/GO/3MP_R/3CM_W/3JW_E/SethKoleEaves.jpg</text:p>
      <text:p text:style-name="Preformatted_20_Text"><text:tab/>b:<text:tab/>08 May 1995</text:p>
      <text:p text:style-name="Preformatted_20_Text">../Photos/GO/3MP_R/3CM_W/4MC/MichaelChrisWallace.jpg</text:p>
      <text:p text:style-name="Preformatted_20_Text"><text:tab/>b:<text:tab/>09 Apr 1965 in Pasadena, HarrisCoun$, TX</text:p>
      <text:p text:style-name="Preformatted_20_Text">../Photos/GO/3MP_R/3CM_W/4MC/RhondaSandel.jpg</text:p>
      <text:p text:style-name="Preformatted_20_Text">../Photos/GO/3MP_R/3CM_W/4MC/ChristopherBrianWallace.jpg</text:p>
      <text:p text:style-name="Preformatted_20_Text"><text:tab/>b:<text:tab/>27 Apr 1988 in Pasadena, Harris County, TX</text:p>
      <text:p text:style-name="Preformatted_20_Text">../Photos/GO/3MP_R/3CM_W/4MC/ChelseaBreanneWallace.jpg</text:p>
      <text:p text:style-name="Preformatted_20_Text"><text:tab/>b:<text:tab/>14 Mar 1993 in Houston, Harris County, TX</text:p>
      <text:p text:style-name="Preformatted_20_Text">*2ndWifeofMichaelChrisWallace:</text:p>
      <text:p text:style-name="Preformatted_20_Text">../Photos/GO/3MP_R/3CM_W/4MC/BridgetGrambow.jpg</text:p>
      <text:p text:style-name="Preformatted_20_Text"><text:tab/>b:<text:tab/>09 Oct 1962 in Houston, Harris County, TX</text:p>
      <text:p text:style-name="Preformatted_20_Text"><text:tab/>m:<text:tab/>12 Oct 1996 in </text:p>
      <text:p text:style-name="Preformatted_20_Text">LasVegas, Clark County, Nevada</text:p>
      <text:p text:style-name="Preformatted_20_Text">../Photos/GO/3MP_R/3CM_W/4MC/MadisonRaeWallace.jpg</text:p>
      <text:p text:style-name="Preformatted_20_Text"><text:tab/>b:<text:tab/>12 Apr 1997 in Houston, Harris County, TX</text:p>
      <text:p text:style-name="Preformatted_20_Text">../Photos/GO/3MP_R/3CM_W/4MC/ChristopherWallace.jpg</text:p>
      <text:p text:style-name="Preformatted_20_Text">../Photos/GO/3MP_R/3CM_W/4MC/ChelseaWallace.jpg</text:p>
      <text:p text:style-name="Preformatted_20_Text"/>
      <text:p text:style-name="Preformatted_20_Text">GEN+2</text:p>
      <text:p text:style-name="Preformatted_20_Text"/>
      <text:p text:style-name="Preformatted_20_Text"/>
      <text:p text:style-name="Preformatted_20_Text">../Photos/GO/4LG_H/LorineGelindaHudsonNeeBronstad.jpg</text:p>
      <text:p text:style-name="Preformatted_20_Text"><text:tab/>b:<text:tab/>30 Jul 1902 in Cranfills Gap, BosqueCoun$, TX</text:p>
      <text:p text:style-name="Preformatted_20_Text"><text:tab/>d:<text:tab/>23 Apr 1981 in Holdenville, Hughes County, OK</text:p>
      <text:p text:style-name="Preformatted_20_Text">../Photos/GO/4LG_H/WilliamDouglasHudson.jpg</text:p>
      <text:p text:style-name="Preformatted_20_Text"><text:tab/>b:<text:tab/>03 Sep 1902 in Bullard, Smith County, TX</text:p>
      <text:p text:style-name="Preformatted_20_Text"><text:tab/>d:<text:tab/>08 Apr 1973 in KansasCity, MO</text:p>
      <text:p text:style-name="Preformatted_20_Text"><text:tab/>m:<text:tab/>21 May 1930 in Marietta, LoveCoun$, OK</text:p>
      <text:p text:style-name="Preformatted_20_Text"/>
      <text:p text:style-name="Preformatted_20_Text"><text:tab/>GEN+3</text:p>
      <text:p text:style-name="Preformatted_20_Text"/>
      <text:p text:style-name="Preformatted_20_Text"/>
      <text:p text:style-name="Preformatted_20_Text">../Photos/GO/4LG_H/1CS_J/0CarolynSueJonesNeeHudson.jpg</text:p>
      <text:p text:style-name="Preformatted_20_Text"><text:tab/>b:<text:tab/>20 Mar 1932 in Ada, Pontotoc County, OK</text:p>
      <text:p text:style-name="Preformatted_20_Text"><text:tab/>d:<text:tab/>06Feb 2009</text:p>
      <text:p text:style-name="Preformatted_20_Text">../Photos/GO/4LG_H/1CS_J/0BobJones.jpg</text:p>
      <text:p text:style-name="Preformatted_20_Text"><text:tab/>b:<text:tab/>15 Jun 1931 in Mcloud, Pottawatomie County, OK</text:p>
      <text:p text:style-name="Preformatted_20_Text"><text:tab/>m:<text:tab/>27 Aug 1954 in Holdenville, Hughes County, OK</text:p>
      <text:p text:style-name="Preformatted_20_Text"/>
      <text:p text:style-name="Preformatted_20_Text">../Photos/GO/4LG_H/1CS_J/1RWJ/0RexWarrenJones.jpg</text:p>
      <text:p text:style-name="Preformatted_20_Text"><text:tab/>b:<text:tab/>20 Jun 1956 in Holdenville, <text:s/>County, Hughes OK</text:p>
      <text:p text:style-name="Preformatted_20_Text">../Photos/GO/4LG_H/1CS_J/1RWJ/CarolJeanJonesNeeGillespie.jpg</text:p>
      <text:p text:style-name="Preformatted_20_Text"><text:tab/>b:<text:tab/>29 Apr 1956 in St.Louis, MO</text:p>
      <text:p text:style-name="Preformatted_20_Text"><text:tab/>m:<text:tab/>14 Jun 1980 in Bridgeton, MO</text:p>
      <text:p text:style-name="Preformatted_20_Text">../Photos/GO/4LG_H/1CS_J/1RWJ/ChristopherJones.jpg</text:p>
      <text:p text:style-name="Preformatted_20_Text"><text:tab/>b:<text:tab/>14 Dec 1987 in Naperville, <text:s/>County, IL WarrenDupage</text:p>
      <text:p text:style-name="Preformatted_20_Text">../Photos/GO/4LG_H/1CS_J/1RWJ/ShawnMarieJones.jpg</text:p>
      <text:p text:style-name="Preformatted_20_Text"><text:tab/>b:<text:tab/>26 Jul 1990 in Wichita, Sedgwick County, KN</text:p>
      <text:p text:style-name="Preformatted_20_Text"/>
      <text:p text:style-name="Preformatted_20_Text">../Photos/GO/4LG_H/1CS_J/2SM_R/SusanMarieReeseNeeJones.jpg</text:p>
      <text:p text:style-name="Preformatted_20_Text"><text:soft-page-break/><text:tab/>b:<text:tab/>12 Apr 1958 in Holdenville, <text:s/>County, </text:p>
      <text:p text:style-name="Preformatted_20_Text"><text:tab/>d:<text:tab/>22AugHughesOK2002</text:p>
      <text:p text:style-name="Preformatted_20_Text">../Photos/GO/4LG_H/1CS_J/2SM_R/JohnThomasBiersmith.jpg</text:p>
      <text:p text:style-name="Preformatted_20_Text"><text:tab/>b:<text:tab/>09 Feb 1952 in TakomaPark, Montgomery County, Maryland</text:p>
      <text:p text:style-name="Preformatted_20_Text"><text:tab/>d:<text:tab/>08 Apr 1986 in Kansas City, MO</text:p>
      <text:p text:style-name="Preformatted_20_Text"><text:tab/>m:<text:tab/>22 Sep 1984 in Raytown, MO</text:p>
      <text:p text:style-name="Preformatted_20_Text">../Photos/GO/4LG_H/1CS_J/2SM_R/JacquelinShannonBiersmith.jpg</text:p>
      <text:p text:style-name="Preformatted_20_Text"><text:tab/>b:<text:tab/>06 Dec 1985 in Kansas City, MO</text:p>
      <text:p text:style-name="Preformatted_20_Text">2ndHusbandofSusanMarieJones:</text:p>
      <text:p text:style-name="Preformatted_20_Text">../Photos/GO/4LG_H/1CS_J/2SM_R/BrianReese.jpg</text:p>
      <text:p text:style-name="Preformatted_20_Text"><text:tab/>b:<text:tab/>08 Jan 1955 in Albuquerque, <text:s/>County, BernalilloNewMexico</text:p>
      <text:p text:style-name="Preformatted_20_Text"><text:tab/>m:<text:tab/>23 Oct 1993</text:p>
      <text:p text:style-name="Preformatted_20_Text">../Photos/GO/4LG_H/1CS_J/3AE_B/0AprilElaineButterfieldNeeJones.jpg</text:p>
      <text:p text:style-name="Preformatted_20_Text"><text:tab/>b:<text:tab/>29 Jul 1960 in Kansas City, MO</text:p>
      <text:p text:style-name="Preformatted_20_Text">../Photos/GO/4LG_H/1CS_J/3AE_B/RichardRileyButterfield.jpg</text:p>
      <text:p text:style-name="Preformatted_20_Text"><text:tab/>b:<text:tab/>31 Dec 1956 in Marshall, MO</text:p>
      <text:p text:style-name="Preformatted_20_Text"><text:tab/>m:<text:tab/>08 Dec 1984 in Raytown, MO</text:p>
      <text:p text:style-name="Preformatted_20_Text">../Photos/GO/4LG_H/1CS_J/3AE_B/BrettEvanButterfield.jpg</text:p>
      <text:p text:style-name="Preformatted_20_Text"><text:tab/>b:<text:tab/>14 Feb 1990 in Kansas City, MO</text:p>
      <text:p text:style-name="Preformatted_20_Text">../Photos/GO/4LG_H/1CS_J/3AE_B/EvanRyanButterfield.jpg</text:p>
      <text:p text:style-name="Preformatted_20_Text"><text:tab/>b:<text:tab/>04 May 1993 in Kansas City, MO</text:p>
      <text:p text:style-name="Preformatted_20_Text">../Photos/GO/4LG_H/1CS_J/4WBJ/0WilliamBrentJones.jpg</text:p>
      <text:p text:style-name="Preformatted_20_Text"><text:tab/>b:<text:tab/>25 Jul 1964 in Kansas City, MO</text:p>
      <text:p text:style-name="Preformatted_20_Text">../Photos/GO/4LG_H/1CS_J/4WBJ/LindaKayJonesNeeRoper.jpg</text:p>
      <text:p text:style-name="Preformatted_20_Text"><text:tab/>b:<text:tab/>05 Dec 1962 in Caldwell, ldaho</text:p>
      <text:p text:style-name="Preformatted_20_Text"><text:tab/>m:<text:tab/>04 Mar 1988 in Padrelsland, TX</text:p>
      <text:p text:style-name="Preformatted_20_Text">../Photos/GO/4LG_H/1CS_J/4WBJ/RachelMcKennaJones.jpg</text:p>
      <text:p text:style-name="Preformatted_20_Text"><text:tab/>b:<text:tab/>05 May 1998 in Overland%%Park, Kansas</text:p>
      <text:p text:style-name="Preformatted_20_Text">../Photos/GO/4LG_H/1CS_J/5RMJ/RobertMarionJones.jpg</text:p>
      <text:p text:style-name="Preformatted_20_Text"><text:tab/>b:<text:tab/>25 Sep 1970 in Kansas City, MO</text:p>
      <text:p text:style-name="Preformatted_20_Text"><text:tab/>m:<text:tab/>12 Aug 1995 in Kansas City, MO</text:p>
      <text:p text:style-name="Preformatted_20_Text">../Photos/GO/4LG_H/1CS_J/5RMJ/MelindaAnnJonesNeeBrizendine.jpg</text:p>
      <text:p text:style-name="Preformatted_20_Text"><text:tab/>b:<text:tab/>11 Nov 1970 in Kansas City, MO5</text:p>
      <text:p text:style-name="Preformatted_20_Text">../Photos/GO/4LG_H/1CS_J/5RMJ/AllisonVictoriaJones.jpg</text:p>
      <text:p text:style-name="Preformatted_20_Text"><text:tab/>b:<text:tab/>30 Mar 2000 in Kansas City, Jackson County, MO</text:p>
      <text:p text:style-name="Preformatted_20_Text">../Photos/GO/4LG_H/1CS_J/5RMJ/WilliamPresleyJones.jpg</text:p>
      <text:p text:style-name="Preformatted_20_Text"><text:tab/>b:<text:tab/>04 Jan 2004</text:p>
      <text:p text:style-name="Preformatted_20_Text"/>
      <text:p text:style-name="Preformatted_20_Text"><text:tab/>GEN+3</text:p>
      <text:p text:style-name="Preformatted_20_Text"/>
      <text:p text:style-name="Preformatted_20_Text"/>
      <text:p text:style-name="Preformatted_20_Text">../Photos/GO/4LG_H/2SA_M/ShirleyAnnMorrisonNeeHudson.jpg</text:p>
      <text:p text:style-name="Preformatted_20_Text"><text:tab/>b:<text:tab/>07 Dec 1935 in Holdenville, <text:s/>County, HughesOK</text:p>
      <text:p text:style-name="Preformatted_20_Text">../Photos/GO/4LG_H/2SA_M/BruceSidneyPrager.jpg</text:p>
      <text:p text:style-name="Preformatted_20_Text"><text:tab/>b:<text:tab/>17 Aug 1933 in Limo'n, CostaRica</text:p>
      <text:p text:style-name="Preformatted_20_Text"><text:tab/>m:<text:tab/>28 Jun 1959 in Holdenville, Hughes County, OK</text:p>
      <text:p text:style-name="Preformatted_20_Text"><text:tab/>Divorce:10 Aug 1980</text:p>
      <text:p text:style-name="Preformatted_20_Text"/>
      <text:p text:style-name="Preformatted_20_Text">../Photos/GO/4LG_H/2SA_M/1DA_P/DouglasAllenPrager.jpg</text:p>
      <text:p text:style-name="Preformatted_20_Text"><text:tab/>b:<text:tab/>18 Sep 1960 in Roswell, Chaves County, NewMexico</text:p>
      <text:p text:style-name="Preformatted_20_Text">../Photos/GO/4LG_H/2SA_M/1DA_P/JaniceMichellePragerNeeFrench.jpg</text:p>
      <text:p text:style-name="Preformatted_20_Text"><text:tab/>b:<text:tab/>14 Jul 1961 in Albuquerque, <text:s/>County, </text:p>
      <text:p text:style-name="Preformatted_20_Text"><text:tab/>m:<text:tab/>11 Jun 1983 in Princeton, Mercer County, NewJersey</text:p>
      <text:p text:style-name="Preformatted_20_Text"/>
      <text:p text:style-name="Preformatted_20_Text">../Photos/GO/4LG_H/2SA_M/1DA_P/JenniferMichellePrager.jpg</text:p>
      <text:p text:style-name="Preformatted_20_Text"><text:tab/>b:<text:tab/>16 Aug 1987 in Honolulu, Hawaii</text:p>
      <text:p text:style-name="Preformatted_20_Text">../Photos/GO/4LG_H/2SA_M/1DA_P/JoshuaDouglasPrager.jpg</text:p>
      <text:p text:style-name="Preformatted_20_Text"><text:tab/>b:<text:tab/>14 Feb 1990 in Honolulu, Hawaii</text:p>
      <text:p text:style-name="Preformatted_20_Text">../Photos/GO/4LG_H/2SA_M/1DA_P/DanielHudsonPrager.jpg</text:p>
      <text:p text:style-name="Preformatted_20_Text"><text:soft-page-break/><text:tab/>b:<text:tab/>20 May 1994 in ElPaso, ElPaso County, TX</text:p>
      <text:p text:style-name="Preformatted_20_Text"/>
      <text:p text:style-name="Preformatted_20_Text">../Photos/GO/4LG_H/2SA_M/2LL_S/LoriLeighScottNeePrager.jpg</text:p>
      <text:p text:style-name="Preformatted_20_Text"><text:tab/>b:<text:tab/>21 Jun 1962 in Roswell, Chaves County, NewMexico</text:p>
      <text:p text:style-name="Preformatted_20_Text">../Photos/GO/4LG_H/2SA_M/2LL_S/PaulAnthonyScott.jpg</text:p>
      <text:p text:style-name="Preformatted_20_Text"><text:tab/>b:<text:tab/>27 Aug 1961 in Dallas, Dallas County, TX</text:p>
      <text:p text:style-name="Preformatted_20_Text"><text:tab/>m:<text:tab/>09 May 1992 in Austin, Travis County, TX</text:p>
      <text:p text:style-name="Preformatted_20_Text">../Photos/GO/4LG_H/2SA_M/2LL_S/MadisonLeighScott.jpg</text:p>
      <text:p text:style-name="Preformatted_20_Text"><text:tab/>b:<text:tab/>31 May 1994 in Austin, Travis County, TX</text:p>
      <text:p text:style-name="Preformatted_20_Text">../Photos/GO/4LG_H/2SA_M/2LL_S/CarsonPaulScott.jpg</text:p>
      <text:p text:style-name="Preformatted_20_Text"><text:tab/>b:<text:tab/>10 Feb 1998 in Austin, Travis County, TX*2ndHusbandofShirleyAnnHudson:</text:p>
      <text:p text:style-name="Preformatted_20_Text">../Photos/GO/4LG_H/2SA_M/GordonDaleMorrison.jpg</text:p>
      <text:p text:style-name="Preformatted_20_Text"><text:tab/>b:<text:tab/>11 Mar 1932 in Morgantown, <text:s/>County, </text:p>
      <text:p text:style-name="Preformatted_20_Text"><text:tab/>d:<text:tab/>17 Mar 2001</text:p>
      <text:p text:style-name="Preformatted_20_Text">MonongaliaWestVirginia</text:p>
      <text:p text:style-name="Preformatted_20_Text"><text:s/>Mar 2001 in Austin, Travis County, TX</text:p>
      <text:p text:style-name="Preformatted_20_Text"><text:tab/>m:<text:tab/>07 Jun 1981 in Houston, Harris County, TX</text:p>
      <text:p text:style-name="Preformatted_20_Text"/>
      <text:p text:style-name="Preformatted_20_Text">GEN+2</text:p>
      <text:p text:style-name="Preformatted_20_Text"/>
      <text:p text:style-name="Preformatted_20_Text"/>
      <text:p text:style-name="Preformatted_20_Text">../Photos/GO/5HH/HomerHansenBronstad.jpg</text:p>
      <text:p text:style-name="Preformatted_20_Text"><text:tab/>b:<text:tab/>17 Jul 1907 in Cranfills Gap</text:p>
      <text:p text:style-name="Preformatted_20_Text"><text:tab/>d:<text:tab/>05 Dec 1993 in </text:p>
      <text:p text:style-name="Preformatted_20_Text">Denton, Denton County, TX</text:p>
      <text:p text:style-name="Preformatted_20_Text">../Photos/GO/5HH/TravisMaeBronstadNeeKnudson.jpg</text:p>
      <text:p text:style-name="Preformatted_20_Text"><text:tab/>b:<text:tab/>02 Mar 1913 in Hamilton County, TX</text:p>
      <text:p text:style-name="Preformatted_20_Text"><text:tab/>d:<text:tab/>14Feb 2000 in Denton, Denton County, TX</text:p>
      <text:p text:style-name="Preformatted_20_Text"><text:tab/>m:<text:tab/>18 Sep 1932 in Cranfills Gap, </text:p>
      <text:p text:style-name="Preformatted_20_Text"/>
      <text:p text:style-name="Preformatted_20_Text"><text:tab/>GEN+3</text:p>
      <text:p text:style-name="Preformatted_20_Text"/>
      <text:p text:style-name="Preformatted_20_Text">../Photos/GO/5HH/1GH/GorlynHomerBronstad.jpg</text:p>
      <text:p text:style-name="Preformatted_20_Text"><text:tab/>b:<text:tab/>01 Jan 1937 in Waco, McLennan County, TX</text:p>
      <text:p text:style-name="Preformatted_20_Text">../Photos/GO/5HH/1GH/JaneAnnBronstadNeeLakie.jpg</text:p>
      <text:p text:style-name="Preformatted_20_Text"><text:tab/>m:<text:tab/>11 Jun 1960 in PortArthur, Jefferson County, TX</text:p>
      <text:p text:style-name="Preformatted_20_Text"><text:tab/>b:<text:tab/>19Jull940 in PortArthur, Jefferson County, TX</text:p>
      <text:p text:style-name="Preformatted_20_Text"/>
      <text:p text:style-name="Preformatted_20_Text">../Photos/GO/5HH/1GH/1DP/DavidPaulBronstad.jpg</text:p>
      <text:p text:style-name="Preformatted_20_Text"><text:tab/>b:<text:tab/>08 Feb 1961 in Omaha, Douglas County, NB</text:p>
      <text:p text:style-name="Preformatted_20_Text">../Photos/GO/5HH/1GH/1DP/LieselElaineBronstadNeeHaas.jpg</text:p>
      <text:p text:style-name="Preformatted_20_Text"><text:tab/>b:<text:tab/>26 Oct 1964 in San Antonio, Bexar County, TX</text:p>
      <text:p text:style-name="Preformatted_20_Text"><text:tab/>m:<text:tab/>18 Jun 1994 in NewBraunfels, TXComal County, </text:p>
      <text:p text:style-name="Preformatted_20_Text">../Photos/GO/5HH/1GH/1DP/SamHaasBronstad.jpg</text:p>
      <text:p text:style-name="Preformatted_20_Text"><text:tab/>b:<text:tab/>16 Nov 1994 in CollegeStation, Brazos County, TX</text:p>
      <text:p text:style-name="Preformatted_20_Text"><text:tab/>d:<text:tab/>16 Nov 1994 in Bryan, Brazos County, TX</text:p>
      <text:p text:style-name="Preformatted_20_Text">../Photos/GO/5HH/1GH/1DP/ErikThormanBronstad.jpg</text:p>
      <text:p text:style-name="Preformatted_20_Text"><text:tab/>b:<text:tab/>16 Dec 1996 in Austin, Travis County, TX</text:p>
      <text:p text:style-name="Preformatted_20_Text">../Photos/GO/5HH/1GH/1DP/ErinElizabethBronstad.jpg</text:p>
      <text:p text:style-name="Preformatted_20_Text"><text:tab/>b:<text:tab/>24 May 2000 in Bryan, Brazos County, TX</text:p>
      <text:p text:style-name="Preformatted_20_Text"/>
      <text:p text:style-name="Preformatted_20_Text">../Photos/GO/5HH/1GH/2ML_L/MaryLynnLawrenceNeeBronstad.jpg</text:p>
      <text:p text:style-name="Preformatted_20_Text"><text:tab/>b:<text:tab/>19 Mar 1962 in Omaha, Douglas County, NB</text:p>
      <text:p text:style-name="Preformatted_20_Text">../Photos/GO/5HH/1GH/2ML_L/KennethLeeLawrence.jpg</text:p>
      <text:p text:style-name="Preformatted_20_Text"><text:tab/>b:<text:tab/>29 Dec 1958 in Dallas, Dallas County, TX</text:p>
      <text:p text:style-name="Preformatted_20_Text"><text:tab/>m:<text:tab/>26 Aug 1983 in Bryan, Brazos County, TX</text:p>
      <text:p text:style-name="Preformatted_20_Text">../Photos/GO/5HH/1GH/2ML_L/ScottAndrewLawrence.jpg</text:p>
      <text:p text:style-name="Preformatted_20_Text"><text:tab/>b:<text:tab/>30 Aug 1988 in Sherman, Grayson County, TX</text:p>
      <text:p text:style-name="Preformatted_20_Text">../Photos/GO/5HH/1GH/2ML_L/KyleWesleyLawrence.jpg</text:p>
      <text:p text:style-name="Preformatted_20_Text"><text:soft-page-break/><text:tab/>b:<text:tab/>10 Sep 1991 in Sherman, Grayson County, TX</text:p>
      <text:p text:style-name="Preformatted_20_Text"/>
      <text:p text:style-name="Preformatted_20_Text"><text:tab/>GEN+3</text:p>
      <text:p text:style-name="Preformatted_20_Text"/>
      <text:p text:style-name="Preformatted_20_Text"/>
      <text:p text:style-name="Preformatted_20_Text">../Photos/GO/5HH/2ME/MauriceElroyBronstad.jpg</text:p>
      <text:p text:style-name="Preformatted_20_Text"><text:tab/>b:<text:tab/>20 May 1939 in Cranfills Gap</text:p>
      <text:p text:style-name="Preformatted_20_Text">../Photos/GO/5HH/2ME/VivianRoxannBronstadNeeChurchill.jpg</text:p>
      <text:p text:style-name="Preformatted_20_Text"><text:tab/>b:<text:tab/>12 Sep 1939 in Omaha, Douglas County, NB</text:p>
      <text:p text:style-name="Preformatted_20_Text"><text:tab/>m:<text:tab/>30 Aug 1959 in Creston.NB</text:p>
      <text:p text:style-name="Preformatted_20_Text">../Photos/GO/5HH/2ME/1KA_F/KandiAnnFuchsNeeBronstad.jpg</text:p>
      <text:p text:style-name="Preformatted_20_Text"><text:tab/>b:<text:tab/>17 Nov 1960 in Austin, Travis County, TX</text:p>
      <text:p text:style-name="Preformatted_20_Text">../Photos/GO/5HH/2ME/1KA_F/RandellGeneFuchs.jpg</text:p>
      <text:p text:style-name="Preformatted_20_Text"><text:tab/>b:<text:tab/>24 Mar 1960 in Houston, HarrisCoun$, TX</text:p>
      <text:p text:style-name="Preformatted_20_Text"><text:tab/>m:<text:tab/>24 Sep 1983 in San Antonio, BexarGounty, TX</text:p>
      <text:p text:style-name="Preformatted_20_Text">../Photos/GO/5HH/2ME/1KA_F/AmyMichelleFuchs.jpg</text:p>
      <text:p text:style-name="Preformatted_20_Text"><text:tab/>b:<text:tab/>13 Sep 1993 in NewPortRichey, Pasco County, FL</text:p>
      <text:p text:style-name="Preformatted_20_Text">../Photos/GO/5HH/2ME/1KA_F/TravisLeeFuchs.jpg</text:p>
      <text:p text:style-name="Preformatted_20_Text"><text:tab/>b:<text:tab/>13 Apr 1996 in Houston, Harris County, TX</text:p>
      <text:p text:style-name="Preformatted_20_Text">../Photos/GO/5HH/2ME/2DK_S/DebraKaySchmidNeeBronstad.jpg</text:p>
      <text:p text:style-name="Preformatted_20_Text"><text:tab/>b:<text:tab/>10 Apr 1963 in Austin, Travis County, TX</text:p>
      <text:p text:style-name="Preformatted_20_Text">../Photos/GO/5HH/2ME/2DK_S/GregoryScottSchmid.jpg</text:p>
      <text:p text:style-name="Preformatted_20_Text"><text:tab/>b:<text:tab/>02 Jun 1962 in Springfield, County, Sangamon IL</text:p>
      <text:p text:style-name="Preformatted_20_Text"><text:tab/>m:<text:tab/>02 Dec 1989 in San Antonio, Bexar County, TX</text:p>
      <text:p text:style-name="Preformatted_20_Text">../Photos/GO/5HH/2ME/2DK_S/ArielNicoleSchmid.jpg</text:p>
      <text:p text:style-name="Preformatted_20_Text"><text:tab/>b:<text:tab/>31 Aug 1992 in San Antonio, Bexar County, TX</text:p>
      <text:p text:style-name="Preformatted_20_Text">../Photos/GO/5HH/2ME/2DK_S/MatthewScottSchmid.jpg</text:p>
      <text:p text:style-name="Preformatted_20_Text"><text:tab/>b:<text:tab/>12 Jul 1995 in San Antonio, Bexar County, TX</text:p>
      <text:p text:style-name="Preformatted_20_Text"/>
      <text:p text:style-name="Preformatted_20_Text">../Photos/GO/5HH/2ME/3RS/RobertScottBronstad.jpg</text:p>
      <text:p text:style-name="Preformatted_20_Text"><text:tab/>b:<text:tab/>12 May 1964 in St.Charles, St.Charles County, MO</text:p>
      <text:p text:style-name="Preformatted_20_Text">../Photos/GO/5HH/2ME/3RS/CatherineNicoleBronstadNeeWooderson.jpg</text:p>
      <text:p text:style-name="Preformatted_20_Text"><text:tab/>b:<text:tab/>03 Nov 1964</text:p>
      <text:p text:style-name="Preformatted_20_Text"><text:tab/>m:<text:tab/>26 Oct 1991 in Angleton, Brazoria County, TX</text:p>
      <text:p text:style-name="Preformatted_20_Text">../Photos/GO/5HH/2ME/3RS/AlyssaNicoleBronstad.jpg</text:p>
      <text:p text:style-name="Preformatted_20_Text"><text:tab/>b:<text:tab/>01 Apr 1994 in Houston, Harris County, TX</text:p>
      <text:p text:style-name="Preformatted_20_Text">../Photos/GO/5HH/2ME/3RS/KirbieElanaBronstad.jpg</text:p>
      <text:p text:style-name="Preformatted_20_Text"><text:tab/>b:<text:tab/>21 May 1996 in Houston, Harris County, TX</text:p>
      <text:p text:style-name="Preformatted_20_Text">../Photos/GO/5HH/2ME/3RS/ShelbyReneeBronstad.jpg</text:p>
      <text:p text:style-name="Preformatted_20_Text"><text:tab/>b:<text:tab/>03 Nov 1998 in Houston, Harris County, TX</text:p>
      <text:p text:style-name="Preformatted_20_Text"/>
      <text:p text:style-name="Preformatted_20_Text">../Photos/GO/5HH/2ME/4ME/MarkEricBronstad.jpg</text:p>
      <text:p text:style-name="Preformatted_20_Text"><text:tab/>b:<text:tab/>21 Feb 1966 in Denton, Denton County, TX</text:p>
      <text:p text:style-name="Preformatted_20_Text">../Photos/GO/5HH/2ME/4ME/LoriLieBronstadNeeLindsey.jpg</text:p>
      <text:p text:style-name="Preformatted_20_Text"><text:tab/>b:<text:tab/>06 Jan 1966 in San Antonio, Bexar County, TX</text:p>
      <text:p text:style-name="Preformatted_20_Text"><text:tab/>m:<text:tab/>21 Oct 1989 in San Antonio, Bexar County, TX</text:p>
      <text:p text:style-name="Preformatted_20_Text">../Photos/GO/5HH/2ME/4ME/JessicaReneBronstad.jpg</text:p>
      <text:p text:style-name="Preformatted_20_Text"><text:tab/>b:<text:tab/>29 Nov 1993 in Woodville, Tyler County, TX</text:p>
      <text:p text:style-name="Preformatted_20_Text"/>
      <text:p text:style-name="Preformatted_20_Text"><text:tab/>GEN+3</text:p>
      <text:p text:style-name="Preformatted_20_Text"/>
      <text:p text:style-name="Preformatted_20_Text"/>
      <text:p text:style-name="Preformatted_20_Text">../Photos/GO/5HH/3JD/JohnDavidBronstad.jpg</text:p>
      <text:p text:style-name="Preformatted_20_Text"><text:tab/>b:<text:tab/>04 Feb 1943 in Brownwood, Brown County, TX</text:p>
      <text:p text:style-name="Preformatted_20_Text"><text:tab/>d:<text:tab/>16 Nov 2005 in OKCity, OK County, OK</text:p>
      <text:p text:style-name="Preformatted_20_Text">../Photos/GO/5HH/3JD/JoannKayBronstadNeeGriffin.jpg</text:p>
      <text:p text:style-name="Preformatted_20_Text"><text:tab/>b:<text:tab/>15 Mar 1944 in Detroit, MI</text:p>
      <text:p text:style-name="Preformatted_20_Text"><text:tab/>m:<text:tab/>30 Oct 1964 in Denton, Denton County, TX</text:p>
      <text:p text:style-name="Preformatted_20_Text"><text:tab/>Divorce:26 Oct 1982</text:p>
      <text:p text:style-name="Preformatted_20_Text"><text:soft-page-break/></text:p>
      <text:p text:style-name="Preformatted_20_Text">../Photos/GO/5HH/3JD/1JD/JohnDavidBronstad.jpg</text:p>
      <text:p text:style-name="Preformatted_20_Text"><text:tab/>b:<text:tab/>31 Oct 1969 in OKCity, OK County, OK</text:p>
      <text:p text:style-name="Preformatted_20_Text">../Photos/GO/5HH/3JD/1JD/GingerKayBronstadNeeLandon.jpg</text:p>
      <text:p text:style-name="Preformatted_20_Text"><text:tab/>b:<text:tab/>02 Sep 1967 in OKCity, OK County, OK</text:p>
      <text:p text:style-name="Preformatted_20_Text"><text:tab/>m:<text:tab/>10 Apr 1999 in Maui, Hawaii</text:p>
      <text:p text:style-name="Preformatted_20_Text">../Photos/GO/5HH/3JD/1JD/GriffinJayBronstad.jpg</text:p>
      <text:p text:style-name="Preformatted_20_Text"><text:tab/>b:<text:tab/>16 Jul 2001</text:p>
      <text:p text:style-name="Preformatted_20_Text">*2ndWifeofJohnDavidBronstad:</text:p>
      <text:p text:style-name="Preformatted_20_Text">../Photos/GO/5HH/3JD/1JD/AmyBronstadNeeKnight.jpg</text:p>
      <text:p text:style-name="Preformatted_20_Text"><text:tab/>b:<text:tab/>22 Mar 1971 in Houston, Harris County, TX</text:p>
      <text:p text:style-name="Preformatted_20_Text"><text:tab/>m:<text:tab/>03 Jun 2006 in OKCity, OK County, OK</text:p>
      <text:p text:style-name="Preformatted_20_Text">5JohneCampbellModdrell</text:p>
      <text:p text:style-name="Preformatted_20_Text"><text:tab/>b:<text:tab/>11 Feb 1997 in OKCity, OK County, </text:p>
      <text:p text:style-name="Preformatted_20_Text">OK</text:p>
      <text:p text:style-name="Preformatted_20_Text">../Photos/GO/5HH/3JD/1JD/GraceElizabethBronstad.jpg</text:p>
      <text:p text:style-name="Preformatted_20_Text"><text:tab/>b:<text:tab/>25 Sep 2007 in OKCity, OK County, </text:p>
      <text:p text:style-name="Preformatted_20_Text">OK</text:p>
      <text:p text:style-name="Preformatted_20_Text">../Photos/GO/5HH/3JD/2JR/JasonRonaldBronstad.jpg</text:p>
      <text:p text:style-name="Preformatted_20_Text"><text:tab/>b:<text:tab/>26 Jan 1973 in Tulsa, OK</text:p>
      <text:p text:style-name="Preformatted_20_Text"><text:tab/>d:<text:tab/>22 Feb 1993 in AransasPass, TX</text:p>
      <text:p text:style-name="Preformatted_20_Text">2ndWifeofJohnDavidBronstad:</text:p>
      <text:p text:style-name="Preformatted_20_Text">../Photos/GO/5HH/3JD/DonnaBronstadNeeSteen.jpg</text:p>
      <text:p text:style-name="Preformatted_20_Text"><text:tab/>b:<text:tab/>09 Jan 1959 in Columbia, Caldwell County, </text:p>
      <text:p text:style-name="Preformatted_20_Text"><text:tab/>m:<text:tab/>02 Jun 1993 in LakeLouisianaTahoe, California</text:p>
      <text:p text:style-name="Preformatted_20_Text">4TylerHardman</text:p>
      <text:p text:style-name="Preformatted_20_Text"><text:tab/>b:<text:tab/>15 Aug 1984 in OKCity, OK County, OK</text:p>
      <text:p text:style-name="Preformatted_20_Text">4WesleyHardman</text:p>
      <text:p text:style-name="Preformatted_20_Text"><text:tab/>b:<text:tab/>09 Jan 1986 in OKCity, OK County, OK</text:p>
      <text:p text:style-name="Preformatted_20_Text"/>
      <text:p text:style-name="Preformatted_20_Text">GEN+2</text:p>
      <text:p text:style-name="Preformatted_20_Text"/>
      <text:p text:style-name="Preformatted_20_Text"/>
      <text:p text:style-name="Preformatted_20_Text">../Photos/GO/6MC/0MargueriteChristineBronstad.jpg</text:p>
      <text:p text:style-name="Preformatted_20_Text"><text:tab/>b:<text:tab/>07 Jul 1909 in Cranfills Gap</text:p>
      <text:p text:style-name="Preformatted_20_Text"><text:tab/>d:<text:tab/>10 May 1988 in Pasadena, Harris County, TX</text:p>
      <text:p text:style-name="Preformatted_20_Text"/>
      <text:p text:style-name="Preformatted_20_Text"/>
      <text:p text:style-name="Preformatted_20_Text">BRON5TADFAAAILYDIRECTORY</text:p>
      <text:p text:style-name="Preformatted_20_Text">[OtisJulian&amp;SelmaTergersonBronstad]</text:p>
      <text:p text:style-name="Preformatted_20_Text">[G.O.&amp;Coralrene(Corinne)EmstBronstad]</text:p>
      <text:p text:style-name="Preformatted_20_Text">Bob&amp;CharlotteG.LowranceBronstad</text:p>
      <text:p text:style-name="Preformatted_20_Text">ChanceColtonBronstad</text:p>
      <text:p text:style-name="Preformatted_20_Text">CortneyReneeBronstad</text:p>
      <text:p text:style-name="Preformatted_20_Text">1170OliveBranchRoad</text:p>
      <text:p text:style-name="Preformatted_20_Text">Axtell.TX76624-1I16</text:p>
      <text:p text:style-name="Preformatted_20_Text">Email:bronstad@msn.com</text:p>
      <text:p text:style-name="Preformatted_20_Text">Tel:2il-822-1936</text:p>
      <text:p text:style-name="Preformatted_20_Text">James(Jay)Bronstad</text:p>
      <text:p text:style-name="Preformatted_20_Text">ZoeyJayneBronstad</text:p>
      <text:p text:style-name="Preformatted_20_Text">3145OakHillRoad</text:p>
      <text:p text:style-name="Preformatted_20_Text">Carrollton, TX75007-3543</text:p>
      <text:p text:style-name="Preformatted_20_Text">Email:gaprock@hotmail.com</text:p>
      <text:p text:style-name="Preformatted_20_Text">Cell:214-213-3073</text:p>
      <text:p text:style-name="Preformatted_20_Text">BillBronstad</text:p>
      <text:p text:style-name="Preformatted_20_Text">P.O.Box918MailingAddress</text:p>
      <text:p text:style-name="Preformatted_20_Text">Brackettville, TX78832-0918</text:p>
      <text:p text:style-name="Preformatted_20_Text">BigPerdidoPhysicalAddress</text:p>
      <text:p text:style-name="Preformatted_20_Text">1294NRR3008</text:p>
      <text:p text:style-name="Preformatted_20_Text"><text:soft-page-break/>Brackettville, TX</text:p>
      <text:p text:style-name="Preformatted_20_Text">Email:bbronstad@aol.com</text:p>
      <text:p text:style-name="Preformatted_20_Text">Cell:281-630-6588</text:p>
      <text:p text:style-name="Preformatted_20_Text">BryanBronstad</text:p>
      <text:p text:style-name="Preformatted_20_Text">3601FaudreeRoad#735</text:p>
      <text:p text:style-name="Preformatted_20_Text">Odessa, TX79765-8579</text:p>
      <text:p text:style-name="Preformatted_20_Text">Cell:281-799-749</text:p>
      <text:p text:style-name="Preformatted_20_Text">HillaryBronstad</text:p>
      <text:p text:style-name="Preformatted_20_Text">600WMeadowStreet#206</text:p>
      <text:p text:style-name="Preformatted_20_Text">Fayetteville, Arkansas72701-5058</text:p>
      <text:p text:style-name="Preformatted_20_Text">Cell:281-799-7465</text:p>
      <text:p text:style-name="Preformatted_20_Text">Page1</text:p>
      <text:p text:style-name="Preformatted_20_Text">BRON5TADFAMILYDIRECTORY</text:p>
      <text:p text:style-name="Preformatted_20_Text">Allen&amp;WillieMaeMurphreeBronstad</text:p>
      <text:p text:style-name="Preformatted_20_Text">4208ChapanalCourt</text:p>
      <text:p text:style-name="Preformatted_20_Text">Granbury, TX76049-6206</text:p>
      <text:p text:style-name="Preformatted_20_Text">Email:popngran@windstream.net</text:p>
      <text:p text:style-name="Preformatted_20_Text">Cell:817-996-0030</text:p>
      <text:p text:style-name="Preformatted_20_Text">Tel:817-3264473</text:p>
      <text:p text:style-name="Preformatted_20_Text">Donna&amp;MelvinBoelter</text:p>
      <text:p text:style-name="Preformatted_20_Text">1734Redwood</text:p>
      <text:p text:style-name="Preformatted_20_Text">Sequin, TX78155-5244</text:p>
      <text:p text:style-name="Preformatted_20_Text">Email:dboelter@satx.rr.com</text:p>
      <text:p text:style-name="Preformatted_20_Text">Email:mboelter@satx.rr.com</text:p>
      <text:p text:style-name="Preformatted_20_Text">Tel:830-379-8160</text:p>
      <text:p text:style-name="Preformatted_20_Text">Shannon&amp;CarrieWallBoelter</text:p>
      <text:p text:style-name="Preformatted_20_Text">KaitlynBoelter</text:p>
      <text:p text:style-name="Preformatted_20_Text">JacksonToddBoelter</text:p>
      <text:p text:style-name="Preformatted_20_Text">105HamiltonDrive</text:p>
      <text:p text:style-name="Preformatted_20_Text">Epping, NH03042-1805</text:p>
      <text:p text:style-name="Preformatted_20_Text">Email:carrieboelter@gmail.comCanie</text:p>
      <text:p text:style-name="Preformatted_20_Text">Cell:603-2474749</text:p>
      <text:p text:style-name="Preformatted_20_Text">Tel:603-7U-2851</text:p>
      <text:p text:style-name="Preformatted_20_Text">GrantBoelter</text:p>
      <text:p text:style-name="Preformatted_20_Text">8251FullerLane</text:p>
      <text:p text:style-name="Preformatted_20_Text">Jackson, California95642-267</text:p>
      <text:p text:style-name="Preformatted_20_Text">4</text:p>
      <text:p text:style-name="Preformatted_20_Text">Email:TXtrojan@hotmail.com</text:p>
      <text:p text:style-name="Preformatted_20_Text">Bronstad</text:p>
      <text:p text:style-name="Preformatted_20_Text">3501SandhurstDrive</text:p>
      <text:p text:style-name="Preformatted_20_Text">FlowerMound, TX75022-8447</text:p>
      <text:p text:style-name="Preformatted_20_Text">Email:tjbron@sbcglobal.net</text:p>
      <text:p text:style-name="Preformatted_20_Text">Tom&amp;JuliaFurstenberg</text:p>
      <text:p text:style-name="Preformatted_20_Text">Cell:972-989-4100Julia</text:p>
      <text:p text:style-name="Preformatted_20_Text">Cell:214-514-2399Tom</text:p>
      <text:p text:style-name="Preformatted_20_Text">Tel:972-956-8330Home</text:p>
      <text:p text:style-name="Preformatted_20_Text">Jeff&amp;ChristieKeilBronstad</text:p>
      <text:p text:style-name="Preformatted_20_Text">JacobCooperBronstad</text:p>
      <text:p text:style-name="Preformatted_20_Text">MeghanBrittneyDavis</text:p>
      <text:p text:style-name="Preformatted_20_Text">305BurkwoodDrive</text:p>
      <text:p text:style-name="Preformatted_20_Text">Cibolo, TX78108-3127</text:p>
      <text:p text:style-name="Preformatted_20_Text">Email:jeffbronstadTT@yahoo.comJeff</text:p>
      <text:p text:style-name="Preformatted_20_Text">Email:christiebronstadl6@yahoo.com</text:p>
      <text:p text:style-name="Preformatted_20_Text">Christie</text:p>
      <text:p text:style-name="Preformatted_20_Text">Tel:210-843-3143</text:p>
      <text:p text:style-name="Preformatted_20_Text">Jason&amp;MelissaAllmanBronstad</text:p>
      <text:p text:style-name="Preformatted_20_Text">1592BowieLane</text:p>
      <text:p text:style-name="Preformatted_20_Text">Frisco, TX75033-7332</text:p>
      <text:p text:style-name="Preformatted_20_Text">Email:Jason.Bronstad@alumni.uTX.net</text:p>
      <text:p text:style-name="Preformatted_20_Text"><text:soft-page-break/>Jason</text:p>
      <text:p text:style-name="Preformatted_20_Text">Email:jmbronstad@hotmail.comMelissa</text:p>
      <text:p text:style-name="Preformatted_20_Text">Cell:469-383-9832Jason</text:p>
      <text:p text:style-name="Preformatted_20_Text">Cell:214458-1508Melissa</text:p>
      <text:p text:style-name="Preformatted_20_Text">Tel:972-292-9821JasonatWork</text:p>
      <text:p text:style-name="Preformatted_20_Text">Tel:469-383-9832Home</text:p>
      <text:p text:style-name="Preformatted_20_Text">Page2</text:p>
      <text:p text:style-name="Preformatted_20_Text">BRONSTADFAMILYDIRECTORY</text:p>
      <text:p text:style-name="Preformatted_20_Text">Charlene&amp;[Lonnie]Tergerson</text:p>
      <text:p text:style-name="Preformatted_20_Text">100scR4120</text:p>
      <text:p text:style-name="Preformatted_20_Text">Meridian, TX76665-9613</text:p>
      <text:p text:style-name="Preformatted_20_Text">Email:ctthegap@htcomp.net</text:p>
      <text:p text:style-name="Preformatted_20_Text">Tel:254-597-2762</text:p>
      <text:p text:style-name="Preformatted_20_Text">Cathy&amp;WadeRaybum, Jr.</text:p>
      <text:p text:style-name="Preformatted_20_Text">Lad&lt;Raybum</text:p>
      <text:p text:style-name="Preformatted_20_Text">ChaseRayburn</text:p>
      <text:p text:style-name="Preformatted_20_Text">3324HazlewoodCourt</text:p>
      <text:p text:style-name="Preformatted_20_Text">Bedford, TX76021-2956</text:p>
      <text:p text:style-name="Preformatted_20_Text">Email:wa.rayburn@tx.r.com</text:p>
      <text:p text:style-name="Preformatted_20_Text">Tel:817-269-9100</text:p>
      <text:p text:style-name="Preformatted_20_Text">Janet&amp;MarkMcCandless</text:p>
      <text:p text:style-name="Preformatted_20_Text">ChristinaDaughtrey</text:p>
      <text:p text:style-name="Preformatted_20_Text">SaraMcCandless</text:p>
      <text:p text:style-name="Preformatted_20_Text">SydneyMcCandless</text:p>
      <text:p text:style-name="Preformatted_20_Text">JasonMcCandless</text:p>
      <text:p text:style-name="Preformatted_20_Text">2008GoldenOakDrive</text:p>
      <text:p text:style-name="Preformatted_20_Text">Bedford, TX76021-6182</text:p>
      <text:p text:style-name="Preformatted_20_Text">Email:janet.mccandlessl</text:p>
      <text:p text:style-name="Preformatted_20_Text">@gmail.comTel:817-354-8208</text:p>
      <text:p text:style-name="Preformatted_20_Text">Laurie&amp;Robert(Rob)Sepanski</text:p>
      <text:p text:style-name="Preformatted_20_Text">RobertCharlesSepanski</text:p>
      <text:p text:style-name="Preformatted_20_Text">KevinMitchellSepanski</text:p>
      <text:p text:style-name="Preformatted_20_Text">JuliePaigeSepanski</text:p>
      <text:p text:style-name="Preformatted_20_Text">3305BurninglogDrive</text:p>
      <text:p text:style-name="Preformatted_20_Text">Grapevine, TX76051-6529</text:p>
      <text:p text:style-name="Preformatted_20_Text">Email:grapeski@sbcglobal.net</text:p>
      <text:p text:style-name="Preformatted_20_Text">Tel:817-684-0586</text:p>
      <text:p text:style-name="Preformatted_20_Text">Page3</text:p>
      <text:p text:style-name="Preformatted_20_Text">BRON5TADFAMILYDIRECTORY</text:p>
      <text:p text:style-name="Preformatted_20_Text">[Clyde&amp;LouiseWaltonHolbrookBronstad]</text:p>
      <text:p text:style-name="Preformatted_20_Text">Bob&amp;CharlotteStiebsHolbrook</text:p>
      <text:p text:style-name="Preformatted_20_Text">2805WestCapitolDrive</text:p>
      <text:p text:style-name="Preformatted_20_Text">Appleton, WI54914-6606</text:p>
      <text:p text:style-name="Preformatted_20_Text">Email:bholbrook@new.n.com</text:p>
      <text:p text:style-name="Preformatted_20_Text">Tel:920-7394549</text:p>
      <text:p text:style-name="Preformatted_20_Text">Teni&amp;MikeWagner</text:p>
      <text:p text:style-name="Preformatted_20_Text">ShawnSearle</text:p>
      <text:p text:style-name="Preformatted_20_Text">JenicaSearle</text:p>
      <text:p text:style-name="Preformatted_20_Text">MikeWagnerJr.</text:p>
      <text:p text:style-name="Preformatted_20_Text">StephanieWagner</text:p>
      <text:p text:style-name="Preformatted_20_Text">337ColumbusStreet</text:p>
      <text:p text:style-name="Preformatted_20_Text">Brilfion, WIil110-1049</text:p>
      <text:p text:style-name="Preformatted_20_Text">Email:zoo_mama@hotmail.comTeni</text:p>
      <text:p text:style-name="Preformatted_20_Text">Email:jsear997@gmail.comJenica</text:p>
      <text:p text:style-name="Preformatted_20_Text">Email:watenooster@hotmail.comShawn</text:p>
      <text:p text:style-name="Preformatted_20_Text">Tel:920-756-3124</text:p>
      <text:p text:style-name="Preformatted_20_Text">Rex&amp;KayVanderLogtHolbrook</text:p>
      <text:p text:style-name="Preformatted_20_Text">AbbeyHolbrook</text:p>
      <text:p text:style-name="Preformatted_20_Text">3015WestSeneca</text:p>
      <text:p text:style-name="Preformatted_20_Text"><text:soft-page-break/>Appleton, WI54914-6703</text:p>
      <text:p text:style-name="Preformatted_20_Text">Email:rholbrookl@new.rr.com</text:p>
      <text:p text:style-name="Preformatted_20_Text">Tel:920-733-2366</text:p>
      <text:p text:style-name="Preformatted_20_Text">Mark&amp;DianeMaelHolbrook</text:p>
      <text:p text:style-name="Preformatted_20_Text">AmeliaMarieHolbrook</text:p>
      <text:p text:style-name="Preformatted_20_Text">AlyssaMarieHolbrook</text:p>
      <text:p text:style-name="Preformatted_20_Text">7175COCreekGrove</text:p>
      <text:p text:style-name="Preformatted_20_Text">CoforadoSprings, CO80922-5204</text:p>
      <text:p text:style-name="Preformatted_20_Text">Email:mark@holbrookcreative.com</text:p>
      <text:p text:style-name="Preformatted_20_Text">Website:http://www.holbrookcreative.</text:p>
      <text:p text:style-name="Preformatted_20_Text">com</text:p>
      <text:p text:style-name="Preformatted_20_Text">Fax:413-7024741</text:p>
      <text:p text:style-name="Preformatted_20_Text">Tel:719-il0-0171</text:p>
      <text:p text:style-name="Preformatted_20_Text">Page4</text:p>
      <text:p text:style-name="Preformatted_20_Text">BRON5TADFATU\ILYDIRECTORY</text:p>
      <text:p text:style-name="Preformatted_20_Text">Walton(Walt)&amp;PatBirdBronstad</text:p>
      <text:p text:style-name="Preformatted_20_Text">1406BriarcliffBlvd</text:p>
      <text:p text:style-name="Preformatted_20_Text">Austin, TX78723-1809</text:p>
      <text:p text:style-name="Preformatted_20_Text">Email:gwbronstad@yahoo.comWalt</text:p>
      <text:p text:style-name="Preformatted_20_Text">Email:bronstad@mail.uTX.eduPat</text:p>
      <text:p text:style-name="Preformatted_20_Text">Tel:5124414998</text:p>
      <text:p text:style-name="Preformatted_20_Text">Cell:512-6804139Walt</text:p>
      <text:p text:style-name="Preformatted_20_Text">Cell:512-779-9842Pat</text:p>
      <text:p text:style-name="Preformatted_20_Text">KrisBronstad&amp;JessicaHay</text:p>
      <text:p text:style-name="Preformatted_20_Text">MillieElliotBronstad-Hay</text:p>
      <text:p text:style-name="Preformatted_20_Text">221E.OK</text:p>
      <text:p text:style-name="Preformatted_20_Text">Knonrille, Tennessee37917-6333</text:p>
      <text:p text:style-name="Preformatted_20_Text">Email:kris.bronstad@gmail.com</text:p>
      <text:p text:style-name="Preformatted_20_Text">Cell:512-294-1530</text:p>
      <text:p text:style-name="Preformatted_20_Text">KateBronstad</text:p>
      <text:p text:style-name="Preformatted_20_Text">74ParkStreet, #2</text:p>
      <text:p text:style-name="Preformatted_20_Text">Somerville, Massachusetts02143-3621</text:p>
      <text:p text:style-name="Preformatted_20_Text">Email:katebron@gmail.com</text:p>
      <text:p text:style-name="Preformatted_20_Text">Cell:512-587-8646</text:p>
      <text:p text:style-name="Preformatted_20_Text">MatthewBronstad</text:p>
      <text:p text:style-name="Preformatted_20_Text">30AdamsStreet</text:p>
      <text:p text:style-name="Preformatted_20_Text">Watertown, Massachusetts024724113</text:p>
      <text:p text:style-name="Preformatted_20_Text">Email:bronstad@gmail.com</text:p>
      <text:p text:style-name="Preformatted_20_Text">Cell:512-6534894</text:p>
      <text:p text:style-name="Preformatted_20_Text">BetteBronstad</text:p>
      <text:p text:style-name="Preformatted_20_Text">4710E.Loraine</text:p>
      <text:p text:style-name="Preformatted_20_Text">FortWorth, TX761174439</text:p>
      <text:p text:style-name="Preformatted_20_Text">Cell:817-996-5031</text:p>
      <text:p text:style-name="Preformatted_20_Text">Embrey&amp;JosephCook</text:p>
      <text:p text:style-name="Preformatted_20_Text">61410thAvenueEast#204</text:p>
      <text:p text:style-name="Preformatted_20_Text">Seattle, Washington98102-5054</text:p>
      <text:p text:style-name="Preformatted_20_Text">Email:embreyb@yahoo.com</text:p>
      <text:p text:style-name="Preformatted_20_Text">Cell:919-923-7969</text:p>
      <text:p text:style-name="Preformatted_20_Text">Page5</text:p>
      <text:p text:style-name="Preformatted_20_Text">BRONSTADFAMILYDIRECTORY</text:p>
      <text:p text:style-name="Preformatted_20_Text">[Marie&amp;ChrisRohne]</text:p>
      <text:p text:style-name="Preformatted_20_Text">[LoVerne&amp;RaySchibler]</text:p>
      <text:p text:style-name="Preformatted_20_Text">Marcia&amp;GeneCentofanti</text:p>
      <text:p text:style-name="Preformatted_20_Text">39PaddockPinesPlace</text:p>
      <text:p text:style-name="Preformatted_20_Text">TheWoodlands, TX77382-1618</text:p>
      <text:p text:style-name="Preformatted_20_Text">Email:mcentoS@att.net</text:p>
      <text:p text:style-name="Preformatted_20_Text">TeUFax:281-259-2616</text:p>
      <text:p text:style-name="Preformatted_20_Text">Gino&amp;LynetteNesbittCentofanti</text:p>
      <text:p text:style-name="Preformatted_20_Text">RyanCentofanti</text:p>
      <text:p text:style-name="Preformatted_20_Text"><text:soft-page-break/>TimothyCentofanti</text:p>
      <text:p text:style-name="Preformatted_20_Text">7735-7MissionGorgeRoad</text:p>
      <text:p text:style-name="Preformatted_20_Text">Santee, California92071-3308</text:p>
      <text:p text:style-name="Preformatted_20_Text">Michael(Mick)Robert&amp;DianaCentofanti</text:p>
      <text:p text:style-name="Preformatted_20_Text">CynthiaCentofanti</text:p>
      <text:p text:style-name="Preformatted_20_Text">5445BentleyHallDrive</text:p>
      <text:p text:style-name="Preformatted_20_Text">Alpharetta, GA30005-7806</text:p>
      <text:p text:style-name="Preformatted_20_Text">RayeDean&amp;JimGilbert</text:p>
      <text:p text:style-name="Preformatted_20_Text">MaryGilbert</text:p>
      <text:p text:style-name="Preformatted_20_Text">JamesGilbert</text:p>
      <text:p text:style-name="Preformatted_20_Text">207Allis</text:p>
      <text:p text:style-name="Preformatted_20_Text">Spring, TX77373-5501</text:p>
      <text:p text:style-name="Preformatted_20_Text">Email:rdgilbert@wolfcos.com</text:p>
      <text:p text:style-name="Preformatted_20_Text">Tel:832-755-8936</text:p>
      <text:p text:style-name="Preformatted_20_Text">Geraldine&amp;[Joe]Eidson</text:p>
      <text:p text:style-name="Preformatted_20_Text">6320FirthRoad</text:p>
      <text:p text:style-name="Preformatted_20_Text">FortWorth, TX76116-2M3</text:p>
      <text:p text:style-name="Preformatted_20_Text">Tel:817-737-6188</text:p>
      <text:p text:style-name="Preformatted_20_Text">MarilynBridges</text:p>
      <text:p text:style-name="Preformatted_20_Text">LisaMarieBridges</text:p>
      <text:p text:style-name="Preformatted_20_Text">2616SW109</text:p>
      <text:p text:style-name="Preformatted_20_Text">OKCity, OK73170-2407</text:p>
      <text:p text:style-name="Preformatted_20_Text">Email:marilynMEB@aol.com</text:p>
      <text:p text:style-name="Preformatted_20_Text">Fax:405-692-8603</text:p>
      <text:p text:style-name="Preformatted_20_Text">Cell:405-831-7060</text:p>
      <text:p text:style-name="Preformatted_20_Text">Tel:405-691-8838</text:p>
      <text:p text:style-name="Preformatted_20_Text">Page6</text:p>
      <text:p text:style-name="Preformatted_20_Text">BRON5TADFAMILYDIRECTORY</text:p>
      <text:p text:style-name="Preformatted_20_Text">Marynell&amp;WendellWallace</text:p>
      <text:p text:style-name="Preformatted_20_Text">4823Bayfav</text:p>
      <text:p text:style-name="Preformatted_20_Text">Pasadena, TX77505-5436</text:p>
      <text:p text:style-name="Preformatted_20_Text">Email:tarflryallace42@aol.</text:p>
      <text:p text:style-name="Preformatted_20_Text">com</text:p>
      <text:p text:style-name="Preformatted_20_Text">Tel:2814874471</text:p>
      <text:p text:style-name="Preformatted_20_Text">Pat&amp;PeterDietz</text:p>
      <text:p text:style-name="Preformatted_20_Text">3947Panama</text:p>
      <text:p text:style-name="Preformatted_20_Text">Pasadena, </text:p>
      <text:p text:style-name="Preformatted_20_Text">TX77504-2512</text:p>
      <text:p text:style-name="Preformatted_20_Text">Email:padietzO3@sbcglobal.net</text:p>
      <text:p text:style-name="Preformatted_20_Text">Tel:2814874473</text:p>
      <text:p text:style-name="Preformatted_20_Text">Kristy&amp;PatrickMcCoy</text:p>
      <text:p text:style-name="Preformatted_20_Text">SeanRileyMcCoy</text:p>
      <text:p text:style-name="Preformatted_20_Text">KylieRyanneMcCoy</text:p>
      <text:p text:style-name="Preformatted_20_Text">4910SeaOakCourt</text:p>
      <text:p text:style-name="Preformatted_20_Text">Pasadena.TX77505-3937</text:p>
      <text:p text:style-name="Preformatted_20_Text">Email:kristydieE@sbcglobal.net</text:p>
      <text:p text:style-name="Preformatted_20_Text">Amy&amp;BobbyCarro</text:p>
      <text:p text:style-name="Preformatted_20_Text">KaydenRobertCarro</text:p>
      <text:p text:style-name="Preformatted_20_Text">EmmaGraceCarro</text:p>
      <text:p text:style-name="Preformatted_20_Text">4906SeaOakCourt</text:p>
      <text:p text:style-name="Preformatted_20_Text">Pasadena, TX77505-3937</text:p>
      <text:p text:style-name="Preformatted_20_Text">Email:net</text:p>
      <text:p text:style-name="Preformatted_20_Text">acarro0303@sbcglobal.</text:p>
      <text:p text:style-name="Preformatted_20_Text">Ryan&amp;RebeccaDieE</text:p>
      <text:p text:style-name="Preformatted_20_Text">3334WorthingtonDrive</text:p>
      <text:p text:style-name="Preformatted_20_Text">Pearfand, TX77584-7706</text:p>
      <text:p text:style-name="Preformatted_20_Text">Email:dietzre2300@yahoo.comRyan</text:p>
      <text:p text:style-name="Preformatted_20_Text">Email:beccalinxo@yahoo.comBecca</text:p>
      <text:p text:style-name="Preformatted_20_Text">PamWallaceWooley</text:p>
      <text:p text:style-name="Preformatted_20_Text"><text:soft-page-break/>4523Anacacho</text:p>
      <text:p text:style-name="Preformatted_20_Text">Pasadena, TX77504-3525</text:p>
      <text:p text:style-name="Preformatted_20_Text">Tel:281487-2574</text:p>
      <text:p text:style-name="Preformatted_20_Text">Email:pwooley9S@aol.com</text:p>
      <text:p text:style-name="Preformatted_20_Text">JanetCarolWallace</text:p>
      <text:p text:style-name="Preformatted_20_Text">SamuelKyleEaves</text:p>
      <text:p text:style-name="Preformatted_20_Text">WendellRayKodyEaves</text:p>
      <text:p text:style-name="Preformatted_20_Text">SethKoleEaves</text:p>
      <text:p text:style-name="Preformatted_20_Text">5019SeaOakCourt</text:p>
      <text:p text:style-name="Preformatted_20_Text">Pasadena.TX77505-3940</text:p>
      <text:p text:style-name="Preformatted_20_Text">Email:jcw3870@aol.comJanet</text:p>
      <text:p text:style-name="Preformatted_20_Text">Email:skenikeS8@aol.comKyle</text:p>
      <text:p text:style-name="Preformatted_20_Text">Email:wrke93@aol.comKody</text:p>
      <text:p text:style-name="Preformatted_20_Text">Email:ske9S@aol.comKole</text:p>
      <text:p text:style-name="Preformatted_20_Text">Tel:281-998-0574</text:p>
      <text:p text:style-name="Preformatted_20_Text">Michael&amp;BridgetGrambowWallace</text:p>
      <text:p text:style-name="Preformatted_20_Text">ChristopherWallace</text:p>
      <text:p text:style-name="Preformatted_20_Text">ChelseaBreanneWallace</text:p>
      <text:p text:style-name="Preformatted_20_Text">MadisonRaeWallace</text:p>
      <text:p text:style-name="Preformatted_20_Text">3915PatrasDrive</text:p>
      <text:p text:style-name="Preformatted_20_Text">Pasadena, TX77505-3370</text:p>
      <text:p text:style-name="Preformatted_20_Text">Email:wallyl800@yahoo.com</text:p>
      <text:p text:style-name="Preformatted_20_Text">Email:mcwallace@lightningboltsupply.com</text:p>
      <text:p text:style-name="Preformatted_20_Text">Tel:281-99&amp;2838PageT</text:p>
      <text:p text:style-name="Preformatted_20_Text">BRONSTADFAA, \ILYDIRECTORY</text:p>
      <text:p text:style-name="Preformatted_20_Text">[Lorine&amp;DouglasHudson]</text:p>
      <text:p text:style-name="Preformatted_20_Text">[Sue]&amp;BobJones</text:p>
      <text:p text:style-name="Preformatted_20_Text">10319E.83rd</text:p>
      <text:p text:style-name="Preformatted_20_Text">Raytown, MO64138-3420</text:p>
      <text:p text:style-name="Preformatted_20_Text">Email:bob1677@att.net</text:p>
      <text:p text:style-name="Preformatted_20_Text">Tel:816-353-7884</text:p>
      <text:p text:style-name="Preformatted_20_Text">Rex&amp;CarolGillespieJones</text:p>
      <text:p text:style-name="Preformatted_20_Text">ChristopherJones</text:p>
      <text:p text:style-name="Preformatted_20_Text">ShawnMarieJones</text:p>
      <text:p text:style-name="Preformatted_20_Text">8303East63rdStreet</text:p>
      <text:p text:style-name="Preformatted_20_Text">Derby, Kansas67037-9277</text:p>
      <text:p text:style-name="Preformatted_20_Text">Email:gpfsderby@earthlink.net</text:p>
      <text:p text:style-name="Preformatted_20_Text">Tel:316-788-6814</text:p>
      <text:p text:style-name="Preformatted_20_Text">[Susan]&amp;BrianReese</text:p>
      <text:p text:style-name="Preformatted_20_Text">13738LookoutDrive</text:p>
      <text:p text:style-name="Preformatted_20_Text">KansasCity, MO64139-1302</text:p>
      <text:p text:style-name="Preformatted_20_Text">Tel:816-246-9881</text:p>
      <text:p text:style-name="Preformatted_20_Text">JacqueBiersmith</text:p>
      <text:p text:style-name="Preformatted_20_Text">11110NiemanRdApt301</text:p>
      <text:p text:style-name="Preformatted_20_Text">OverlandPark, Kansas66210-3045</text:p>
      <text:p text:style-name="Preformatted_20_Text">Cell:9134611856</text:p>
      <text:p text:style-name="Preformatted_20_Text">Apr &amp;RickButterfield</text:p>
      <text:p text:style-name="Preformatted_20_Text">BrettEvanButterfield</text:p>
      <text:p text:style-name="Preformatted_20_Text">EvanRyanButterfield</text:p>
      <text:p text:style-name="Preformatted_20_Text">14504Horton</text:p>
      <text:p text:style-name="Preformatted_20_Text">OverlandPark, Kansas66223-2693</text:p>
      <text:p text:style-name="Preformatted_20_Text">Email:rbutterfield@kc.rr.com</text:p>
      <text:p text:style-name="Preformatted_20_Text">Tel:913-851-8953</text:p>
      <text:p text:style-name="Preformatted_20_Text">Brent&amp;LindaRoperJones</text:p>
      <text:p text:style-name="Preformatted_20_Text">RachelMcKennaJones</text:p>
      <text:p text:style-name="Preformatted_20_Text">4416SWGullPointDrive</text:p>
      <text:p text:style-name="Preformatted_20_Text">Lee'sSummit.MO640824688</text:p>
      <text:p text:style-name="Preformatted_20_Text">Email:jonesy6462@sbcglobal.</text:p>
      <text:p text:style-name="Preformatted_20_Text">net</text:p>
      <text:p text:style-name="Preformatted_20_Text"><text:soft-page-break/>Tel:816-537-5292</text:p>
      <text:p text:style-name="Preformatted_20_Text">Rob&amp;MindiBrizendineJones</text:p>
      <text:p text:style-name="Preformatted_20_Text">AllisonVictoriaJones</text:p>
      <text:p text:style-name="Preformatted_20_Text">WllliamPresleyJones</text:p>
      <text:p text:style-name="Preformatted_20_Text">2637S.W.thTerrace</text:p>
      <text:p text:style-name="Preformatted_20_Text">Lee'sSummit, MO64081-3768</text:p>
      <text:p text:style-name="Preformatted_20_Text">Email:allwilljones@gmail.com</text:p>
      <text:p text:style-name="Preformatted_20_Text">Tel:816-524-3854</text:p>
      <text:p text:style-name="Preformatted_20_Text">Page8</text:p>
      <text:p text:style-name="Preformatted_20_Text">BRONSTADFAMILYDIRECTORY</text:p>
      <text:p text:style-name="Preformatted_20_Text">Shirley&amp;[Dale]Morison</text:p>
      <text:p text:style-name="Preformatted_20_Text">7405ChimneyComers</text:p>
      <text:p text:style-name="Preformatted_20_Text">Austin, TX78731-1520</text:p>
      <text:p text:style-name="Preformatted_20_Text">Email:smorrisonS@Austin.rr.com</text:p>
      <text:p text:style-name="Preformatted_20_Text">Cell:512-577-5627</text:p>
      <text:p text:style-name="Preformatted_20_Text">Tel:512-345-5627</text:p>
      <text:p text:style-name="Preformatted_20_Text">Doug&amp;JaniceFrenchPrager</text:p>
      <text:p text:style-name="Preformatted_20_Text">JenniferMichellePrager</text:p>
      <text:p text:style-name="Preformatted_20_Text">JoshuaDouglasPrager</text:p>
      <text:p text:style-name="Preformatted_20_Text">DanielHudsonPrager</text:p>
      <text:p text:style-name="Preformatted_20_Text">139AUlupaStreet</text:p>
      <text:p text:style-name="Preformatted_20_Text">Kailua, Hawaii96734-2355</text:p>
      <text:p text:style-name="Preformatted_20_Text">Email:dougprager@gmail.com</text:p>
      <text:p text:style-name="Preformatted_20_Text">Tel:</text:p>
      <text:p text:style-name="Preformatted_20_Text">Tel:</text:p>
      <text:p text:style-name="Preformatted_20_Text">808-il74%</text:p>
      <text:p text:style-name="Preformatted_20_Text">808457-1983</text:p>
      <text:p text:style-name="Preformatted_20_Text">Office</text:p>
      <text:p text:style-name="Preformatted_20_Text">Home</text:p>
      <text:p text:style-name="Preformatted_20_Text">Lori&amp;PaulScott</text:p>
      <text:p text:style-name="Preformatted_20_Text">MadisonLeighScott</text:p>
      <text:p text:style-name="Preformatted_20_Text">CarconPaulScott</text:p>
      <text:p text:style-name="Preformatted_20_Text">27O4RegentsPark</text:p>
      <text:p text:style-name="Preformatted_20_Text">Austin, TX78746-6843</text:p>
      <text:p text:style-name="Preformatted_20_Text">Email:lscott.austin@gmail.com</text:p>
      <text:p text:style-name="Preformatted_20_Text">Cell:512-773-8227Lori</text:p>
      <text:p text:style-name="Preformatted_20_Text">Tel:512-327-8227</text:p>
      <text:p text:style-name="Preformatted_20_Text">Page9</text:p>
      <text:p text:style-name="Preformatted_20_Text">BRONSTADFAIV1ILYDIRECTORY</text:p>
      <text:p text:style-name="Preformatted_20_Text">[Homer&amp;TravisKnudsonBronstad]</text:p>
      <text:p text:style-name="Preformatted_20_Text">Gorlyn&amp;JaneLakieBronstad</text:p>
      <text:p text:style-name="Preformatted_20_Text">1805AlpineDrive</text:p>
      <text:p text:style-name="Preformatted_20_Text">Sherman, TX75092-3187</text:p>
      <text:p text:style-name="Preformatted_20_Text">Email:TXx2@cableone.net</text:p>
      <text:p text:style-name="Preformatted_20_Text">Cell:903-813-6428</text:p>
      <text:p text:style-name="Preformatted_20_Text">TeUFax:903-868-0437</text:p>
      <text:p text:style-name="Preformatted_20_Text">David&amp;LieselHaasBronstad</text:p>
      <text:p text:style-name="Preformatted_20_Text">ErikThormanBronstad</text:p>
      <text:p text:style-name="Preformatted_20_Text">ErinElizabethBronstad</text:p>
      <text:p text:style-name="Preformatted_20_Text">747S.Rosemary</text:p>
      <text:p text:style-name="Preformatted_20_Text">Bryan, TX778024301</text:p>
      <text:p text:style-name="Preformatted_20_Text">Email:dpbcpa@aol.com</text:p>
      <text:p text:style-name="Preformatted_20_Text">Cell:979-77748ULrbse/</text:p>
      <text:p text:style-name="Preformatted_20_Text">Cell:979-777-0985David</text:p>
      <text:p text:style-name="Preformatted_20_Text">Tel:979-268-5372</text:p>
      <text:p text:style-name="Preformatted_20_Text">Mary&amp;KenLawrence</text:p>
      <text:p text:style-name="Preformatted_20_Text">ScottAndrewLawrence</text:p>
      <text:p text:style-name="Preformatted_20_Text">KyleWesleyLawrence</text:p>
      <text:p text:style-name="Preformatted_20_Text">95DoubletreeDrive</text:p>
      <text:p text:style-name="Preformatted_20_Text"><text:soft-page-break/>Denison, TX75020-0637</text:p>
      <text:p text:style-name="Preformatted_20_Text">Email:scottybird2OlScoff</text:p>
      <text:p text:style-name="Preformatted_20_Text">1@gmail.com</text:p>
      <text:p text:style-name="Preformatted_20_Text">Email:lawrenkvy2O14@gmail.com</text:p>
      <text:p text:style-name="Preformatted_20_Text">Kyle</text:p>
      <text:p text:style-name="Preformatted_20_Text">Email:mary1983cpa@gmail.comMary</text:p>
      <text:p text:style-name="Preformatted_20_Text">Fax:903-465-5948</text:p>
      <text:p text:style-name="Preformatted_20_Text">Tel:903.465-8978</text:p>
      <text:p text:style-name="Preformatted_20_Text">Page10</text:p>
      <text:p text:style-name="Preformatted_20_Text">BRONSTAD</text:p>
      <text:p text:style-name="Preformatted_20_Text">FAMILYDIRECTORY</text:p>
      <text:p text:style-name="Preformatted_20_Text">Maurice&amp;RoxieChurchillBronstad</text:p>
      <text:p text:style-name="Preformatted_20_Text">225Gardenview</text:p>
      <text:p text:style-name="Preformatted_20_Text">San Antonio, TX78213-1910</text:p>
      <text:p text:style-name="Preformatted_20_Text">Email:roxmo39@aol.comRoxie</text:p>
      <text:p text:style-name="Preformatted_20_Text">Email:deieng@aol.comMo</text:p>
      <text:p text:style-name="Preformatted_20_Text">Cell:2103897977</text:p>
      <text:p text:style-name="Preformatted_20_Text">Tel:210-525-8862Work</text:p>
      <text:p text:style-name="Preformatted_20_Text">Tel:210-349-5615Home</text:p>
      <text:p text:style-name="Preformatted_20_Text">Kandi</text:p>
      <text:p text:style-name="Preformatted_20_Text">&amp;RandyFuchs</text:p>
      <text:p text:style-name="Preformatted_20_Text">AmyMichelleFuchs</text:p>
      <text:p text:style-name="Preformatted_20_Text">TravisLeeFuchs</text:p>
      <text:p text:style-name="Preformatted_20_Text">8806RedleafHollowCourt</text:p>
      <text:p text:style-name="Preformatted_20_Text">Houston, TX77095-5177</text:p>
      <text:p text:style-name="Preformatted_20_Text">Email:randyfuchs@sbcglobal.net</text:p>
      <text:p text:style-name="Preformatted_20_Text">Cell:713-628-9921Randy</text:p>
      <text:p text:style-name="Preformatted_20_Text">Cell:281433-3140Kandi</text:p>
      <text:p text:style-name="Preformatted_20_Text">Tel/Fax:281-859-8281</text:p>
      <text:p text:style-name="Preformatted_20_Text">Debbie</text:p>
      <text:p text:style-name="Preformatted_20_Text">&amp;GregSchmid</text:p>
      <text:p text:style-name="Preformatted_20_Text">ArielNicoleSchmid</text:p>
      <text:p text:style-name="Preformatted_20_Text">MatthewScottSchmid</text:p>
      <text:p text:style-name="Preformatted_20_Text">30CutterGreen</text:p>
      <text:p text:style-name="Preformatted_20_Text">San Antonio, TX78248-2414</text:p>
      <text:p text:style-name="Preformatted_20_Text">Email:gdschmid@sbcglobal.net</text:p>
      <text:p text:style-name="Preformatted_20_Text">Tel:210479-3013</text:p>
      <text:p text:style-name="Preformatted_20_Text">Scott&amp;Nicole(Niki)WoodersonBronstad</text:p>
      <text:p text:style-name="Preformatted_20_Text">AlyssaNicoleBronstad</text:p>
      <text:p text:style-name="Preformatted_20_Text">KirbieElanaBronstad</text:p>
      <text:p text:style-name="Preformatted_20_Text">ShelbyReneeBronstad</text:p>
      <text:p text:style-name="Preformatted_20_Text">17402W.MillMllageCircle</text:p>
      <text:p text:style-name="Preformatted_20_Text">Houston, TX770954644</text:p>
      <text:p text:style-name="Preformatted_20_Text">Email:scott@bronstadDesign.comScoff</text:p>
      <text:p text:style-name="Preformatted_20_Text">Email:nicole_bronstad@yahoo.comNicote</text:p>
      <text:p text:style-name="Preformatted_20_Text">Email:sk8trrchik@yahoo.comA/yssa</text:p>
      <text:p text:style-name="Preformatted_20_Text">Email:soccerspazz0O@yahoo.comKrbie</text:p>
      <text:p text:style-name="Preformatted_20_Text">Website:http://www.bronstadDesign.com/</text:p>
      <text:p text:style-name="Preformatted_20_Text">Cell:832-816-6579Scoff</text:p>
      <text:p text:style-name="Preformatted_20_Text">Cell:281-830-0750Nicote</text:p>
      <text:p text:style-name="Preformatted_20_Text">Tel/Fax:281-345-6633</text:p>
      <text:p text:style-name="Preformatted_20_Text">Mark&amp;LoriLindseyBronstad</text:p>
      <text:p text:style-name="Preformatted_20_Text">JessicaRene'Bronstad</text:p>
      <text:p text:style-name="Preformatted_20_Text">P.O.Box70</text:p>
      <text:p text:style-name="Preformatted_20_Text">Wanen, TX776U-OO7O</text:p>
      <text:p text:style-name="Preformatted_20_Text">Email:edoremus3@aol.com</text:p>
      <text:p text:style-name="Preformatted_20_Text">Email:mbronstad@sbcglobal.net</text:p>
      <text:p text:style-name="Preformatted_20_Text">Tel:409-547-0447</text:p>
      <text:p text:style-name="Preformatted_20_Text">Page11</text:p>
      <text:p text:style-name="Preformatted_20_Text"><text:soft-page-break/>BRONSTADFAMILYDIRECTORY</text:p>
      <text:p text:style-name="Preformatted_20_Text">[David]</text:p>
      <text:p text:style-name="Preformatted_20_Text">&amp;DonnaSteenBronstad</text:p>
      <text:p text:style-name="Preformatted_20_Text">TylerHardman</text:p>
      <text:p text:style-name="Preformatted_20_Text">WesleyHardman</text:p>
      <text:p text:style-name="Preformatted_20_Text">3101CastlerockRoadVilla82</text:p>
      <text:p text:style-name="Preformatted_20_Text">OKCity, Oklahoma73120-1861</text:p>
      <text:p text:style-name="Preformatted_20_Text">Email:ddbronstad@aol.com</text:p>
      <text:p text:style-name="Preformatted_20_Text">Fax:405-748-5571</text:p>
      <text:p text:style-name="Preformatted_20_Text">Cell:405-820-9388</text:p>
      <text:p text:style-name="Preformatted_20_Text">Tel:4A5-748-5570</text:p>
      <text:p text:style-name="Preformatted_20_Text">AddressinAngelFire, N</text:p>
      <text:p text:style-name="Preformatted_20_Text"><text:tab/>m:<text:tab/></text:p>
      <text:p text:style-name="Preformatted_20_Text">68AlpineLakeWay</text:p>
      <text:p text:style-name="Preformatted_20_Text">AngelFire, NewMexico87710-0727</text:p>
      <text:p text:style-name="Preformatted_20_Text">Tel:505-377-7289</text:p>
      <text:p text:style-name="Preformatted_20_Text">David&amp;AmyKnightBronstad</text:p>
      <text:p text:style-name="Preformatted_20_Text">GriffinJayBronstad</text:p>
      <text:p text:style-name="Preformatted_20_Text">JohneCampbellModdrell</text:p>
      <text:p text:style-name="Preformatted_20_Text">GraceElizabethBronstad</text:p>
      <text:p text:style-name="Preformatted_20_Text">1705HuntefsPath</text:p>
      <text:p text:style-name="Preformatted_20_Text">Edmond, OK73034.-1629</text:p>
      <text:p text:style-name="Preformatted_20_Text">Email:jdstadii@gmail.comDavid</text:p>
      <text:p text:style-name="Preformatted_20_Text">Email:amos371@sbcglobal.netAmy</text:p>
      <text:p text:style-name="Preformatted_20_Text">Cell:405-204-1538</text:p>
      <text:p text:style-name="Preformatted_20_Text">Teffiax:405-844-8655</text:p>
      <text:p text:style-name="Preformatted_20_Text">Page12</text:p>
      <text:p text:style-name="Preformatted_20_Text">INDEXBYFIRSTNAME</text:p>
      <text:p text:style-name="Preformatted_20_Text">PagePage</text:p>
      <text:p text:style-name="Preformatted_20_Text">AbbeyHolbrook4GeneCentofanti6</text:p>
      <text:p text:style-name="Preformatted_20_Text">AllenBronstad2GeraldineRohneEidson6</text:p>
      <text:p text:style-name="Preformatted_20_Text">AllisonVictoriaJonesIGinoCentofanti6</text:p>
      <text:p text:style-name="Preformatted_20_Text">AlyssaNicoleBronstad11GorlynBronstad10</text:p>
      <text:p text:style-name="Preformatted_20_Text">AlyssaMarieHolbrook4GraceElizabethBronstad12</text:p>
      <text:p text:style-name="Preformatted_20_Text">AmeliaMarieHolbrook4GrantBoelter2</text:p>
      <text:p text:style-name="Preformatted_20_Text">AmyDieECarro7GregSchmid11</text:p>
      <text:p text:style-name="Preformatted_20_Text">AmyKnightBronstad12GriffinJayBronstad12</text:p>
      <text:p text:style-name="Preformatted_20_Text">AmyMichelleFuchs11</text:p>
      <text:p text:style-name="Preformatted_20_Text">Apr JonesButterfieldIHillaryBronstad1</text:p>
      <text:p text:style-name="Preformatted_20_Text">ArielNicoleSchmid11</text:p>
      <text:p text:style-name="Preformatted_20_Text">JacksonToddBoelter2</text:p>
      <text:p text:style-name="Preformatted_20_Text">BetteBronstad5JacobCooperBronstad2</text:p>
      <text:p text:style-name="Preformatted_20_Text">BitlBronstad1JacqueBiersmith8</text:p>
      <text:p text:style-name="Preformatted_20_Text">BobBronstad1JamesGilbert6</text:p>
      <text:p text:style-name="Preformatted_20_Text">BobHolbrook4James(Jay)Bronstad1</text:p>
      <text:p text:style-name="Preformatted_20_Text">BobJones8JaneLakieBronstad10</text:p>
      <text:p text:style-name="Preformatted_20_Text">BobbyCarro7JanetTergersonMcCandless3</text:p>
      <text:p text:style-name="Preformatted_20_Text">BrentJonesIJanetWallace7</text:p>
      <text:p text:style-name="Preformatted_20_Text">BrettEvanButterfield8JaniceFrenchPrager9</text:p>
      <text:p text:style-name="Preformatted_20_Text">BrianReeseIJasonBronstad2</text:p>
      <text:p text:style-name="Preformatted_20_Text">BridgetGrambowWallace7JasonMcCandless3</text:p>
      <text:p text:style-name="Preformatted_20_Text">BryanBronstad1JeffBronstad2</text:p>
      <text:p text:style-name="Preformatted_20_Text">JenicaSearle4</text:p>
      <text:p text:style-name="Preformatted_20_Text">CarolGillespieJones8JenniferMichellePragerI</text:p>
      <text:p text:style-name="Preformatted_20_Text">CarrieKathleenWallBoelter2JessicaHay5</text:p>
      <text:p text:style-name="Preformatted_20_Text">CarsonPaulScottIJessicaRene'Bronstad11</text:p>
      <text:p text:style-name="Preformatted_20_Text">CathyTergersonRayburn3JimGilbert6</text:p>
      <text:p text:style-name="Preformatted_20_Text">ChanceColtonBronstad1JohneCampbellModdrell'12</text:p>
      <text:p text:style-name="Preformatted_20_Text">CharleneBronstadTergerson3JosephCook5</text:p>
      <text:p text:style-name="Preformatted_20_Text"><text:soft-page-break/>CharlotteG.LowranceBronstad1JoshuaDouglasPrager9</text:p>
      <text:p text:style-name="Preformatted_20_Text">CharlotteStiebsHolbrook4JuliaFurstenbergBronstad2</text:p>
      <text:p text:style-name="Preformatted_20_Text">ChaseRayburn3JuliePaigeSepanski3</text:p>
      <text:p text:style-name="Preformatted_20_Text">ChelseaBreanneWallace7</text:p>
      <text:p text:style-name="Preformatted_20_Text">ChristieKeilBronstad2KaitlynBoelter2</text:p>
      <text:p text:style-name="Preformatted_20_Text">ChristinaDaughtrey3KandiBronstadFuchs11</text:p>
      <text:p text:style-name="Preformatted_20_Text">ChristopherJonesIKateBronstad5</text:p>
      <text:p text:style-name="Preformatted_20_Text">ChristopherWallace7KayVanderLogtHolbrook4</text:p>
      <text:p text:style-name="Preformatted_20_Text">CortneyReneeBronstad1KaydenRobertCarro7</text:p>
      <text:p text:style-name="Preformatted_20_Text">CynthiaCentofanti6KenLawrence10</text:p>
      <text:p text:style-name="Preformatted_20_Text">KevinMitchellSepanski3</text:p>
      <text:p text:style-name="Preformatted_20_Text">DanielHudsonPragerIKirbieElanaBronstad11</text:p>
      <text:p text:style-name="Preformatted_20_Text">DavidPaulBronstad10KrisBronstad5</text:p>
      <text:p text:style-name="Preformatted_20_Text">DavidBronstad12KristyDieEMcCoy7</text:p>
      <text:p text:style-name="Preformatted_20_Text">DebbieBronstadSchmid11KyleWesleyLawrence10</text:p>
      <text:p text:style-name="Preformatted_20_Text">DianaGentofanti6KylieRyanneMcCoy7</text:p>
      <text:p text:style-name="Preformatted_20_Text">DianeMaelHolbrook4</text:p>
      <text:p text:style-name="Preformatted_20_Text">DonnaBronstadBoelter2LarkRayburn3</text:p>
      <text:p text:style-name="Preformatted_20_Text">DonnaSteenBronstad12LaurieTergersonSepanski3</text:p>
      <text:p text:style-name="Preformatted_20_Text">DougPrager9LieselHaasBronstad10</text:p>
      <text:p text:style-name="Preformatted_20_Text">LindaRoperJones8</text:p>
      <text:p text:style-name="Preformatted_20_Text">EmbreyBronstadCook5LisaMarieBridges6</text:p>
      <text:p text:style-name="Preformatted_20_Text">EmmaGraceCarro7LoriLindseyBronstad11</text:p>
      <text:p text:style-name="Preformatted_20_Text">ErikThormanBronstad10LoriPragerScott9</text:p>
      <text:p text:style-name="Preformatted_20_Text">ErinElizabethBronstad10LynetteNesbittCentofanti6</text:p>
      <text:p text:style-name="Preformatted_20_Text">EvanRyanButterfieldI</text:p>
      <text:p text:style-name="Preformatted_20_Text">INDEXBYFIRSTNAME</text:p>
      <text:p text:style-name="Preformatted_20_Text">PagePage</text:p>
      <text:p text:style-name="Preformatted_20_Text">MadisonLeighScottISamuelKyleEaves7</text:p>
      <text:p text:style-name="Preformatted_20_Text">MadisonRaeWallace7SaraMcCandless3</text:p>
      <text:p text:style-name="Preformatted_20_Text">MarciaSchiblerCentofanti6SeanRileyMcCoy7</text:p>
      <text:p text:style-name="Preformatted_20_Text">MarilynEidsonBridges6ScottBronstad11</text:p>
      <text:p text:style-name="Preformatted_20_Text">MarkBronstad11ScottAndrewLawrence10</text:p>
      <text:p text:style-name="Preformatted_20_Text">MarkHolbrook4SethKoleEaves7</text:p>
      <text:p text:style-name="Preformatted_20_Text">MarkMcCandless3ShannonBoelter2</text:p>
      <text:p text:style-name="Preformatted_20_Text">MaryGilbert6ShawnSearle4</text:p>
      <text:p text:style-name="Preformatted_20_Text">MaryBronstadLawrence10ShawnMarieJones8</text:p>
      <text:p text:style-name="Preformatted_20_Text">MarynellRohneWallace7ShelbyReneeBronstad11</text:p>
      <text:p text:style-name="Preformatted_20_Text">MatthewBronstad5ShirleyHudsonMorrison9</text:p>
      <text:p text:style-name="Preformatted_20_Text">MatthewScottSchmid11StephanieWagner4</text:p>
      <text:p text:style-name="Preformatted_20_Text">MauriceBronstad1'lSydneyMcCandless3</text:p>
      <text:p text:style-name="Preformatted_20_Text">MeghanBrittneyDavis2</text:p>
      <text:p text:style-name="Preformatted_20_Text">MelissaAllmanBronstad2TerriHolbrookSearleWagner4</text:p>
      <text:p text:style-name="Preformatted_20_Text">MelvinBoelter2TimothyCentofanti6</text:p>
      <text:p text:style-name="Preformatted_20_Text">Michael(Mick)RobertCentofanti6TomBronstad2</text:p>
      <text:p text:style-name="Preformatted_20_Text">MichaelWallace7TravisLeeFuchs11</text:p>
      <text:p text:style-name="Preformatted_20_Text">MikeWagner4TylerHardman12</text:p>
      <text:p text:style-name="Preformatted_20_Text">MikeWagner, Jr.4</text:p>
      <text:p text:style-name="Preformatted_20_Text">MillieElliotBronstad-Hay5WadeRayburn3</text:p>
      <text:p text:style-name="Preformatted_20_Text">MindiBrizendineJonesIWalton(Walt)Bronstad5</text:p>
      <text:p text:style-name="Preformatted_20_Text">WendellWallace7</text:p>
      <text:p text:style-name="Preformatted_20_Text">Nicole(Niki)WoodersonBronstad11WendellRayKodyEaves7</text:p>
      <text:p text:style-name="Preformatted_20_Text">WesleyHardman'12</text:p>
      <text:p text:style-name="Preformatted_20_Text">PamWallaceWooley7WilliamPresleyJones8</text:p>
      <text:p text:style-name="Preformatted_20_Text">PatWallaceDietz7WillieMaeMurphreeBronstad2</text:p>
      <text:p text:style-name="Preformatted_20_Text">PatBirdBronstad5</text:p>
      <text:p text:style-name="Preformatted_20_Text">PatrickMcCoy7ZoeyJayneBronstad1</text:p>
      <text:p text:style-name="Preformatted_20_Text">PaulScott9</text:p>
      <text:p text:style-name="Preformatted_20_Text">PeterDieE7</text:p>
      <text:p text:style-name="Preformatted_20_Text"><text:soft-page-break/>RachelMcKennaJones8</text:p>
      <text:p text:style-name="Preformatted_20_Text">RandyFuchs11</text:p>
      <text:p text:style-name="Preformatted_20_Text">RayeDeanSchiblerGilbert6</text:p>
      <text:p text:style-name="Preformatted_20_Text">RebeccaDietz7</text:p>
      <text:p text:style-name="Preformatted_20_Text">RexHolbrook4</text:p>
      <text:p text:style-name="Preformatted_20_Text">RexJones8</text:p>
      <text:p text:style-name="Preformatted_20_Text">RickButterfieldI</text:p>
      <text:p text:style-name="Preformatted_20_Text">RobJones8</text:p>
      <text:p text:style-name="Preformatted_20_Text">Robert(Rob)Sepanski3</text:p>
      <text:p text:style-name="Preformatted_20_Text">RobertCharlesSepanski3</text:p>
      <text:p text:style-name="Preformatted_20_Text">RoxieChurchillBronstad11</text:p>
      <text:p text:style-name="Preformatted_20_Text">RyanCentofanti6</text:p>
      <text:p text:style-name="Preformatted_20_Text">RyanDietz7</text:p>
      <text:p text:style-name="Preformatted_20_Text">INDEXBYLASTNAME</text:p>
      <text:p text:style-name="Preformatted_20_Text">Biersmith</text:p>
      <text:p text:style-name="Preformatted_20_Text">Jacque</text:p>
      <text:p text:style-name="Preformatted_20_Text">Boelter</text:p>
      <text:p text:style-name="Preformatted_20_Text">CarrieKathleenWall</text:p>
      <text:p text:style-name="Preformatted_20_Text">DonnaBronstad</text:p>
      <text:p text:style-name="Preformatted_20_Text">Grant</text:p>
      <text:p text:style-name="Preformatted_20_Text">JacksonTodd</text:p>
      <text:p text:style-name="Preformatted_20_Text">Kaitlyn</text:p>
      <text:p text:style-name="Preformatted_20_Text">Melvin</text:p>
      <text:p text:style-name="Preformatted_20_Text">Shannon</text:p>
      <text:p text:style-name="Preformatted_20_Text">Bridges</text:p>
      <text:p text:style-name="Preformatted_20_Text">LisaMarie</text:p>
      <text:p text:style-name="Preformatted_20_Text">MarilynEidson</text:p>
      <text:p text:style-name="Preformatted_20_Text">Bronstad</text:p>
      <text:p text:style-name="Preformatted_20_Text">Allen</text:p>
      <text:p text:style-name="Preformatted_20_Text">AlyssaNicole</text:p>
      <text:p text:style-name="Preformatted_20_Text">AmyKnight</text:p>
      <text:p text:style-name="Preformatted_20_Text">Bette</text:p>
      <text:p text:style-name="Preformatted_20_Text">Bitl</text:p>
      <text:p text:style-name="Preformatted_20_Text">Bob</text:p>
      <text:p text:style-name="Preformatted_20_Text">Bryan</text:p>
      <text:p text:style-name="Preformatted_20_Text">ChanceColton</text:p>
      <text:p text:style-name="Preformatted_20_Text">CharlotteG.Lowrance</text:p>
      <text:p text:style-name="Preformatted_20_Text">ChristieKeil</text:p>
      <text:p text:style-name="Preformatted_20_Text">CortneyRenee</text:p>
      <text:p text:style-name="Preformatted_20_Text">David</text:p>
      <text:p text:style-name="Preformatted_20_Text">DavidPaul</text:p>
      <text:p text:style-name="Preformatted_20_Text">DonnaSteen</text:p>
      <text:p text:style-name="Preformatted_20_Text">ErikThorman</text:p>
      <text:p text:style-name="Preformatted_20_Text">ErinElizabeth</text:p>
      <text:p text:style-name="Preformatted_20_Text">Gorlyn</text:p>
      <text:p text:style-name="Preformatted_20_Text">GraceElizabeth</text:p>
      <text:p text:style-name="Preformatted_20_Text">GriffinJay</text:p>
      <text:p text:style-name="Preformatted_20_Text">Hillary</text:p>
      <text:p text:style-name="Preformatted_20_Text">JacobCooper</text:p>
      <text:p text:style-name="Preformatted_20_Text">James</text:p>
      <text:p text:style-name="Preformatted_20_Text">JaneLakie</text:p>
      <text:p text:style-name="Preformatted_20_Text">Jason</text:p>
      <text:p text:style-name="Preformatted_20_Text">Jeff</text:p>
      <text:p text:style-name="Preformatted_20_Text">JessicaRene'</text:p>
      <text:p text:style-name="Preformatted_20_Text">JuliaFurstenberg</text:p>
      <text:p text:style-name="Preformatted_20_Text">Kate</text:p>
      <text:p text:style-name="Preformatted_20_Text">KirbieElana</text:p>
      <text:p text:style-name="Preformatted_20_Text">Kris</text:p>
      <text:p text:style-name="Preformatted_20_Text">LieselHaas</text:p>
      <text:p text:style-name="Preformatted_20_Text"><text:soft-page-break/>LoriLindsey</text:p>
      <text:p text:style-name="Preformatted_20_Text">Mark</text:p>
      <text:p text:style-name="Preformatted_20_Text">Matthew</text:p>
      <text:p text:style-name="Preformatted_20_Text">Maurice</text:p>
      <text:p text:style-name="Preformatted_20_Text">MelissaAllman</text:p>
      <text:p text:style-name="Preformatted_20_Text">Nicole(Niki)Wooderson</text:p>
      <text:p text:style-name="Preformatted_20_Text">PatBird</text:p>
      <text:p text:style-name="Preformatted_20_Text">RoxieChurchill</text:p>
      <text:p text:style-name="Preformatted_20_Text">Scott</text:p>
      <text:p text:style-name="Preformatted_20_Text">ShelbyRenee</text:p>
      <text:p text:style-name="Preformatted_20_Text">Tom</text:p>
      <text:p text:style-name="Preformatted_20_Text">Walton(Walt)</text:p>
      <text:p text:style-name="Preformatted_20_Text">WillieMaeMurphree</text:p>
      <text:p text:style-name="Preformatted_20_Text">ZoeyJayne</text:p>
      <text:p text:style-name="Preformatted_20_Text">Bronstad-Hay</text:p>
      <text:p text:style-name="Preformatted_20_Text">MillieElliot</text:p>
      <text:p text:style-name="Preformatted_20_Text">Butterfield</text:p>
      <text:p text:style-name="Preformatted_20_Text">Apr Jones</text:p>
      <text:p text:style-name="Preformatted_20_Text">BrettEvan</text:p>
      <text:p text:style-name="Preformatted_20_Text">EvanRyan</text:p>
      <text:p text:style-name="Preformatted_20_Text">Rick</text:p>
      <text:p text:style-name="Preformatted_20_Text">Garro</text:p>
      <text:p text:style-name="Preformatted_20_Text">AmyDietz</text:p>
      <text:p text:style-name="Preformatted_20_Text">Bobby</text:p>
      <text:p text:style-name="Preformatted_20_Text">EmmaGrace</text:p>
      <text:p text:style-name="Preformatted_20_Text">KaydenRobert</text:p>
      <text:p text:style-name="Preformatted_20_Text">Centofanti</text:p>
      <text:p text:style-name="Preformatted_20_Text">Cynthia</text:p>
      <text:p text:style-name="Preformatted_20_Text">Diana</text:p>
      <text:p text:style-name="Preformatted_20_Text">Gene</text:p>
      <text:p text:style-name="Preformatted_20_Text">Gino</text:p>
      <text:p text:style-name="Preformatted_20_Text">LynetteNesbitt</text:p>
      <text:p text:style-name="Preformatted_20_Text">MarciaSchibler</text:p>
      <text:p text:style-name="Preformatted_20_Text">Michael(Mick)</text:p>
      <text:p text:style-name="Preformatted_20_Text">Ryan</text:p>
      <text:p text:style-name="Preformatted_20_Text">Timothy</text:p>
      <text:p text:style-name="Preformatted_20_Text">Cook</text:p>
      <text:p text:style-name="Preformatted_20_Text">EmbreyBronstad</text:p>
      <text:p text:style-name="Preformatted_20_Text">Joseph</text:p>
      <text:p text:style-name="Preformatted_20_Text">Daughtrey</text:p>
      <text:p text:style-name="Preformatted_20_Text">Christina</text:p>
      <text:p text:style-name="Preformatted_20_Text">Davis</text:p>
      <text:p text:style-name="Preformatted_20_Text">MeghanBrittney</text:p>
      <text:p text:style-name="Preformatted_20_Text">Dietz</text:p>
      <text:p text:style-name="Preformatted_20_Text">PatWallace</text:p>
      <text:p text:style-name="Preformatted_20_Text">Peter</text:p>
      <text:p text:style-name="Preformatted_20_Text">Rebecca</text:p>
      <text:p text:style-name="Preformatted_20_Text">Ryan</text:p>
      <text:p text:style-name="Preformatted_20_Text">Eaves</text:p>
      <text:p text:style-name="Preformatted_20_Text">SamuelKyle</text:p>
      <text:p text:style-name="Preformatted_20_Text">SethKole</text:p>
      <text:p text:style-name="Preformatted_20_Text">WendellRayKody</text:p>
      <text:p text:style-name="Preformatted_20_Text">Eidson</text:p>
      <text:p text:style-name="Preformatted_20_Text">GeraldineRohne</text:p>
      <text:p text:style-name="Preformatted_20_Text">Fuchs</text:p>
      <text:p text:style-name="Preformatted_20_Text">AmyMichele</text:p>
      <text:p text:style-name="Preformatted_20_Text">KandiBronstad</text:p>
      <text:p text:style-name="Preformatted_20_Text">Randy</text:p>
      <text:p text:style-name="Preformatted_20_Text">TravisLee</text:p>
      <text:p text:style-name="Preformatted_20_Text"><text:soft-page-break/>Page</text:p>
      <text:p text:style-name="Preformatted_20_Text">INDEXBYLASTNAME</text:p>
      <text:p text:style-name="Preformatted_20_Text">Gilbert</text:p>
      <text:p text:style-name="Preformatted_20_Text">James</text:p>
      <text:p text:style-name="Preformatted_20_Text">Jim</text:p>
      <text:p text:style-name="Preformatted_20_Text">Mary</text:p>
      <text:p text:style-name="Preformatted_20_Text">RayeDeanSchibler</text:p>
      <text:p text:style-name="Preformatted_20_Text">Hardman</text:p>
      <text:p text:style-name="Preformatted_20_Text">Tyler</text:p>
      <text:p text:style-name="Preformatted_20_Text">Wesley</text:p>
      <text:p text:style-name="Preformatted_20_Text">Hay</text:p>
      <text:p text:style-name="Preformatted_20_Text">Jessica</text:p>
      <text:p text:style-name="Preformatted_20_Text">Holbrook</text:p>
      <text:p text:style-name="Preformatted_20_Text">Abbey</text:p>
      <text:p text:style-name="Preformatted_20_Text">AlyssaMarie</text:p>
      <text:p text:style-name="Preformatted_20_Text">AmeliaMarie</text:p>
      <text:p text:style-name="Preformatted_20_Text">Bob</text:p>
      <text:p text:style-name="Preformatted_20_Text">CharlotteStiebs</text:p>
      <text:p text:style-name="Preformatted_20_Text">DianeMael</text:p>
      <text:p text:style-name="Preformatted_20_Text">KayVanderLogt</text:p>
      <text:p text:style-name="Preformatted_20_Text">Mark</text:p>
      <text:p text:style-name="Preformatted_20_Text">Rex</text:p>
      <text:p text:style-name="Preformatted_20_Text">Jones</text:p>
      <text:p text:style-name="Preformatted_20_Text">AllisonVictoria</text:p>
      <text:p text:style-name="Preformatted_20_Text">Bob</text:p>
      <text:p text:style-name="Preformatted_20_Text">Brent</text:p>
      <text:p text:style-name="Preformatted_20_Text">CarolGillespie</text:p>
      <text:p text:style-name="Preformatted_20_Text">Christopher</text:p>
      <text:p text:style-name="Preformatted_20_Text">LindaRoper</text:p>
      <text:p text:style-name="Preformatted_20_Text">MindiBrizendine</text:p>
      <text:p text:style-name="Preformatted_20_Text">RachelMcKenna</text:p>
      <text:p text:style-name="Preformatted_20_Text">Rex</text:p>
      <text:p text:style-name="Preformatted_20_Text">Rob</text:p>
      <text:p text:style-name="Preformatted_20_Text">ShawnMarie</text:p>
      <text:p text:style-name="Preformatted_20_Text">WilliamPresley</text:p>
      <text:p text:style-name="Preformatted_20_Text">Lawrence</text:p>
      <text:p text:style-name="Preformatted_20_Text">Ken</text:p>
      <text:p text:style-name="Preformatted_20_Text">KyleWesley</text:p>
      <text:p text:style-name="Preformatted_20_Text">MaryBronstad</text:p>
      <text:p text:style-name="Preformatted_20_Text">ScottAndrew</text:p>
      <text:p text:style-name="Preformatted_20_Text">Mccandless</text:p>
      <text:p text:style-name="Preformatted_20_Text">JanetTergerson</text:p>
      <text:p text:style-name="Preformatted_20_Text">Jason</text:p>
      <text:p text:style-name="Preformatted_20_Text">Mark</text:p>
      <text:p text:style-name="Preformatted_20_Text">Sara</text:p>
      <text:p text:style-name="Preformatted_20_Text">Sydney</text:p>
      <text:p text:style-name="Preformatted_20_Text">McGoy</text:p>
      <text:p text:style-name="Preformatted_20_Text">KristyDietz</text:p>
      <text:p text:style-name="Preformatted_20_Text">KylieRyanne</text:p>
      <text:p text:style-name="Preformatted_20_Text">Patrick</text:p>
      <text:p text:style-name="Preformatted_20_Text">SeanRiley</text:p>
      <text:p text:style-name="Preformatted_20_Text">Moddrell</text:p>
      <text:p text:style-name="Preformatted_20_Text">JohneCampbell</text:p>
      <text:p text:style-name="Preformatted_20_Text">Morrison</text:p>
      <text:p text:style-name="Preformatted_20_Text">ShirleyHudson</text:p>
      <text:p text:style-name="Preformatted_20_Text">Prager</text:p>
      <text:p text:style-name="Preformatted_20_Text">DanielHudson</text:p>
      <text:p text:style-name="Preformatted_20_Text">Doug</text:p>
      <text:p text:style-name="Preformatted_20_Text">JaniceFrench</text:p>
      <text:p text:style-name="Preformatted_20_Text"><text:soft-page-break/>JenniferMichelle</text:p>
      <text:p text:style-name="Preformatted_20_Text">JoshuaDouglas</text:p>
      <text:p text:style-name="Preformatted_20_Text">Rayburn</text:p>
      <text:p text:style-name="Preformatted_20_Text">CathyTergerson</text:p>
      <text:p text:style-name="Preformatted_20_Text">Chase</text:p>
      <text:p text:style-name="Preformatted_20_Text">Lark</text:p>
      <text:p text:style-name="Preformatted_20_Text">Wade</text:p>
      <text:p text:style-name="Preformatted_20_Text">Reese</text:p>
      <text:p text:style-name="Preformatted_20_Text">Brian</text:p>
      <text:p text:style-name="Preformatted_20_Text">Schmid</text:p>
      <text:p text:style-name="Preformatted_20_Text">ArielNicole</text:p>
      <text:p text:style-name="Preformatted_20_Text">DebbieBronstad</text:p>
      <text:p text:style-name="Preformatted_20_Text">Greg</text:p>
      <text:p text:style-name="Preformatted_20_Text">MatthewScott</text:p>
      <text:p text:style-name="Preformatted_20_Text">Scott</text:p>
      <text:p text:style-name="Preformatted_20_Text">CarsonPaul</text:p>
      <text:p text:style-name="Preformatted_20_Text">LoriPrager</text:p>
      <text:p text:style-name="Preformatted_20_Text">MadisonLeigh</text:p>
      <text:p text:style-name="Preformatted_20_Text">Paul</text:p>
      <text:p text:style-name="Preformatted_20_Text">Searle</text:p>
      <text:p text:style-name="Preformatted_20_Text">Jenica</text:p>
      <text:p text:style-name="Preformatted_20_Text">Shawn</text:p>
      <text:p text:style-name="Preformatted_20_Text">Sepanski</text:p>
      <text:p text:style-name="Preformatted_20_Text">JuliePaige</text:p>
      <text:p text:style-name="Preformatted_20_Text">KevinMitchell</text:p>
      <text:p text:style-name="Preformatted_20_Text">LaurieTergerson</text:p>
      <text:p text:style-name="Preformatted_20_Text">Robert(Rob)</text:p>
      <text:p text:style-name="Preformatted_20_Text">RobertCharles</text:p>
      <text:p text:style-name="Preformatted_20_Text">Tergerson</text:p>
      <text:p text:style-name="Preformatted_20_Text">CharleneBronstad</text:p>
      <text:p text:style-name="Preformatted_20_Text">Wagner</text:p>
      <text:p text:style-name="Preformatted_20_Text">Mike</text:p>
      <text:p text:style-name="Preformatted_20_Text">MikeJr.</text:p>
      <text:p text:style-name="Preformatted_20_Text">Stephanie</text:p>
      <text:p text:style-name="Preformatted_20_Text">TerriHolbrookSearle</text:p>
      <text:p text:style-name="Preformatted_20_Text">Wallace</text:p>
      <text:p text:style-name="Preformatted_20_Text">BridgetGrambow</text:p>
      <text:p text:style-name="Preformatted_20_Text">ChelseaBreanne</text:p>
      <text:p text:style-name="Preformatted_20_Text">Christopher</text:p>
      <text:p text:style-name="Preformatted_20_Text">Janet(Jan)</text:p>
      <text:p text:style-name="Preformatted_20_Text">MadisonRae</text:p>
      <text:p text:style-name="Preformatted_20_Text">MarynellRohne</text:p>
      <text:p text:style-name="Preformatted_20_Text">Michael</text:p>
      <text:p text:style-name="Preformatted_20_Text">Wendell</text:p>
      <text:p text:style-name="Preformatted_20_Text">Wooley</text:p>
      <text:p text:style-name="Preformatted_20_Text">PamWallac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0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0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2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3-05-01T07:53:24.759388160</dc:date>
    <dc:creator>Gilbert Bronstad</dc:creator>
    <meta:editing-duration>P20DT21H10M23S</meta:editing-duration>
    <meta:editing-cycles>2</meta:editing-cycles>
    <meta:document-statistic meta:table-count="0" meta:image-count="0" meta:object-count="0" meta:page-count="28" meta:paragraph-count="1446" meta:word-count="3792" meta:character-count="40219" meta:non-whitespace-character-count="37148"/>
  </office:meta>
</office:document-meta>
</file>